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P415" style:parent-style-name="Normal" style:family="paragraph">
      <style:text-properties fo:font-weight="bold" style:font-weight-asian="bold" style:font-weight-complex="bold" fo:font-size="18pt" style:font-size-asian="18pt" style:font-size-complex="18pt"/>
    </style:style>
    <style:style style:name="T416" style:parent-style-name="Policepardéfaut" style:family="text">
      <style:text-properties fo:font-weight="bold" style:font-weight-asian="bold" style:font-weight-complex="bold"/>
    </style:style>
    <style:style style:name="P417" style:parent-style-name="Normal" style:family="paragraph">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complex="Calibri"/>
    </style:style>
    <style:style style:name="T423" style:parent-style-name="Policepardéfaut" style:family="text">
      <style:text-properties style:font-name="Arial" style:font-name-complex="Arial"/>
    </style:style>
    <style:style style:name="T424" style:parent-style-name="Policepardéfaut" style:family="text">
      <style:text-properties style:font-name-complex="Calibri"/>
    </style:style>
    <style:style style:name="T425" style:parent-style-name="Policepardéfaut" style:family="text">
      <style:text-properties style:font-name="Arial" style:font-name-complex="Arial"/>
    </style:style>
    <style:style style:name="T426" style:parent-style-name="Policepardéfaut" style:family="text">
      <style:text-properties style:font-name-complex="Calibri"/>
    </style:style>
    <style:style style:name="T427" style:parent-style-name="Policepardéfaut" style:family="text">
      <style:text-properties style:font-name="Arial" style:font-name-complex="Arial"/>
    </style:style>
    <style:style style:name="T428" style:parent-style-name="Policepardéfaut" style:family="text">
      <style:text-properties style:font-name-complex="Calibri"/>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T431" style:parent-style-name="Policepardéfaut" style:family="text">
      <style:text-properties fo:font-weight="bold" style:font-weight-asian="bold" style:font-weight-complex="bold"/>
    </style:style>
    <style:style style:name="P432" style:parent-style-name="Normal" style:family="paragraph">
      <style:paragraph-properties fo:text-indent="0.4916in"/>
    </style:style>
    <style:style style:name="P433" style:parent-style-name="Normal" style:family="paragraph">
      <style:text-properties fo:font-weight="bold" style:font-weight-asian="bold" style:font-weight-complex="bold"/>
    </style:style>
    <style:style style:name="P434" style:parent-style-name="Normal" style:family="paragraph">
      <style:paragraph-properties fo:text-indent="0.4916in"/>
    </style:style>
    <style:style style:name="P435" style:parent-style-name="Normal" style:family="paragraph">
      <style:paragraph-properties fo:text-indent="0.4916in"/>
    </style:style>
    <style:style style:name="P436" style:parent-style-name="Normal" style:family="paragraph">
      <style:text-properties fo:font-weight="bold" style:font-weight-asian="bold" style:font-weight-complex="bold"/>
    </style:style>
    <style:style style:name="T437" style:parent-style-name="Policepardéfaut" style:family="text">
      <style:text-properties fo:font-weight="bold" style:font-weight-asian="bold" style:font-weight-complex="bold"/>
    </style:style>
    <style:style style:name="P438" style:parent-style-name="Normal" style:family="paragraph">
      <style:paragraph-properties fo:text-indent="0.4916in"/>
    </style:style>
    <style:style style:name="P439" style:parent-style-name="Normal" style:family="paragraph">
      <style:paragraph-properties fo:text-indent="0.4916in"/>
    </style:style>
    <style:style style:name="P440" style:parent-style-name="Normal" style:family="paragraph">
      <style:text-properties fo:font-weight="bold" style:font-weight-asian="bold" style:font-weight-complex="bold"/>
    </style:style>
    <style:style style:name="P441" style:parent-style-name="Normal" style:family="paragraph">
      <style:paragraph-properties fo:text-indent="0.4916in"/>
    </style:style>
    <style:style style:name="P442" style:parent-style-name="Normal" style:family="paragraph">
      <style:paragraph-properties fo:text-indent="0.4916in"/>
    </style:style>
    <style:style style:name="P443" style:parent-style-name="Normal" style:family="paragraph">
      <style:paragraph-properties fo:text-indent="0.4916in"/>
    </style:style>
    <style:style style:name="P444" style:parent-style-name="Normal" style:family="paragraph">
      <style:text-properties fo:font-weight="bold" style:font-weight-asian="bold" style:font-weight-complex="bold"/>
    </style:style>
    <style:style style:name="T445" style:parent-style-name="Policepardéfaut" style:family="text">
      <style:text-properties fo:font-weight="bold" style:font-weight-asian="bold" style:font-weight-complex="bold"/>
    </style:style>
    <style:style style:name="P446" style:parent-style-name="Normal" style:family="paragraph">
      <style:paragraph-properties fo:text-indent="0.4916in"/>
    </style:style>
    <style:style style:name="P447" style:parent-style-name="Normal" style:family="paragraph">
      <style:paragraph-properties fo:text-indent="0.4916in"/>
    </style:style>
    <style:style style:name="P448" style:parent-style-name="Normal" style:family="paragraph">
      <style:text-properties fo:font-weight="bold" style:font-weight-asian="bold" style:font-weight-complex="bold"/>
    </style:style>
    <style:style style:name="P449" style:parent-style-name="Normal" style:family="paragraph">
      <style:paragraph-properties fo:text-indent="0.4916in"/>
    </style:style>
    <style:style style:name="P450" style:parent-style-name="Normal" style:family="paragraph">
      <style:paragraph-properties fo:text-indent="0.4916in"/>
    </style:style>
    <style:style style:name="P451" style:parent-style-name="Normal" style:family="paragraph">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P453" style:parent-style-name="Normal" style:family="paragraph">
      <style:paragraph-properties fo:text-indent="0.4916in"/>
    </style:style>
    <style:style style:name="P454" style:parent-style-name="Normal" style:family="paragraph">
      <style:paragraph-properties fo:text-indent="0.4916in"/>
    </style:style>
    <style:style style:name="P455" style:parent-style-name="Normal" style:family="paragraph">
      <style:paragraph-properties fo:text-indent="0.4916in"/>
    </style:style>
    <style:style style:name="P456" style:parent-style-name="Normal" style:family="paragraph">
      <style:text-properties fo:font-weight="bold" style:font-weight-asian="bold" style:font-weight-complex="bold"/>
    </style:style>
    <style:style style:name="P457" style:parent-style-name="Normal" style:family="paragraph">
      <style:paragraph-properties fo:text-indent="0.4916in"/>
    </style:style>
    <style:style style:name="P458" style:parent-style-name="Normal" style:family="paragraph">
      <style:paragraph-properties fo:text-indent="0.4916in"/>
    </style:style>
    <style:style style:name="P459" style:parent-style-name="Normal" style:family="paragraph">
      <style:text-properties fo:font-weight="bold" style:font-weight-asian="bold" style:font-weight-complex="bold"/>
    </style:style>
    <style:style style:name="P460" style:parent-style-name="Normal" style:family="paragraph">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T462" style:parent-style-name="Policepardéfaut" style:family="text">
      <style:text-properties fo:font-weight="bold" style:font-weight-asian="bold" style:font-weight-complex="bold"/>
    </style:style>
    <style:style style:name="P463" style:parent-style-name="Normal" style:family="paragraph">
      <style:paragraph-properties fo:text-indent="0.4916in"/>
    </style:style>
    <style:style style:name="P464" style:parent-style-name="Normal" style:family="paragraph">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P466" style:parent-style-name="Normal" style:family="paragraph">
      <style:paragraph-properties fo:text-indent="0.4916in"/>
    </style:style>
    <style:style style:name="P467" style:parent-style-name="Normal" style:family="paragraph">
      <style:text-properties fo:font-weight="bold" style:font-weight-asian="bold" style:font-weight-complex="bol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Normal" style:family="paragraph"/>
    <style:style style:name="T471" style:parent-style-name="Policepardéfaut" style:family="text">
      <style:text-properties fo:font-weight="bold" style:font-weight-asian="bold" style:font-weight-complex="bold"/>
    </style:style>
    <style:style style:name="P472" style:parent-style-name="Normal" style:family="paragraph"/>
    <style:style style:name="P473" style:parent-style-name="Normal" style:family="paragraph"/>
    <style:style style:name="T474" style:parent-style-name="Policepardéfaut" style:family="text">
      <style:text-properties fo:font-weight="bold" style:font-weight-asian="bold" style:font-weight-complex="bold"/>
    </style:style>
    <style:style style:name="P475" style:parent-style-name="Normal" style:family="paragraph">
      <style:paragraph-properties fo:margin-left="0.5in">
        <style:tab-stops/>
      </style:paragraph-properties>
      <style:text-properties fo:font-weight="bold" style:font-weight-asian="bold" style:font-weight-complex="bold"/>
    </style:style>
    <style:style style:name="P476" style:parent-style-name="Normal" style:family="paragraph">
      <style:paragraph-properties fo:margin-left="0.5in">
        <style:tab-stops/>
      </style:paragraph-properties>
      <style:text-properties fo:font-weight="bold" style:font-weight-asian="bold" style:font-weight-complex="bold"/>
    </style:style>
    <style:style style:name="P477" style:parent-style-name="Normal" style:family="paragraph">
      <style:paragraph-properties fo:margin-left="0.5in">
        <style:tab-stops/>
      </style:paragraph-properties>
    </style:style>
    <style:style style:name="T478" style:parent-style-name="Policepardéfaut" style:family="text">
      <style:text-properties fo:font-weight="bold" style:font-weight-asian="bold" style:font-weight-complex="bold"/>
    </style:style>
    <style:style style:name="P479" style:parent-style-name="Normal" style:family="paragraph">
      <style:paragraph-properties fo:text-indent="0.4916in"/>
    </style:style>
    <style:style style:name="P480" style:parent-style-name="Normal" style:family="paragraph">
      <style:text-properties fo:font-weight="bold" style:font-weight-asian="bold" style:font-weight-complex="bold"/>
    </style:style>
    <style:style style:name="P481" style:parent-style-name="Normal" style:family="paragraph">
      <style:paragraph-properties fo:text-indent="0.4916in"/>
    </style:style>
    <style:style style:name="P482" style:parent-style-name="Normal" style:family="paragraph">
      <style:paragraph-properties fo:text-indent="0.4916in"/>
    </style:style>
    <style:style style:name="P483" style:parent-style-name="Normal" style:family="paragraph">
      <style:paragraph-properties fo:text-indent="0.4916in"/>
    </style:style>
    <style:style style:name="T484" style:parent-style-name="Policepardéfaut" style:family="text">
      <style:text-properties fo:font-weight="bold" style:font-weight-asian="bold" style:font-weight-complex="bold"/>
    </style:style>
    <style:style style:name="P485" style:parent-style-name="Normal" style:family="paragraph">
      <style:text-properties fo:font-weight="bold" style:font-weight-asian="bold" style:font-weight-complex="bold"/>
    </style:style>
    <style:style style:name="P486" style:parent-style-name="Normal" style:family="paragraph"/>
    <style:style style:name="T487" style:parent-style-name="Policepardéfaut" style:family="text">
      <style:text-properties fo:font-weight="bold" style:font-weight-asian="bold" style:font-weight-complex="bold"/>
    </style:style>
    <style:style style:name="P488" style:parent-style-name="Normal" style:family="paragraph"/>
    <style:style style:name="T489" style:parent-style-name="Policepardéfaut" style:family="text">
      <style:text-properties fo:font-weight="bold" style:font-weight-asian="bold" style:font-weight-complex="bold"/>
    </style:style>
    <style:style style:name="P490" style:parent-style-name="Normal" style:family="paragraph"/>
    <style:style style:name="T491" style:parent-style-name="Policepardéfaut" style:family="text">
      <style:text-properties fo:font-weight="bold" style:font-weight-asian="bold" style:font-weight-complex="bold"/>
    </style:style>
    <style:style style:name="T492" style:parent-style-name="Élevé" style:family="text">
      <style:text-properties fo:color="#000000"/>
    </style:style>
    <style:style style:name="T493" style:parent-style-name="Élevé" style:family="text">
      <style:text-properties fo:font-weight="normal" style:font-weight-asian="normal" style:font-weight-complex="normal" fo:color="#000000"/>
    </style:style>
    <style:style style:name="T494" style:parent-style-name="Élevé" style:family="text">
      <style:text-properties fo:font-weight="normal" style:font-weight-asian="normal" style:font-weight-complex="normal"/>
    </style:style>
    <style:style style:name="T495" style:parent-style-name="Policepardéfaut" style:family="text">
      <style:text-properties fo:font-weight="bold" style:font-weight-asian="bold" style:font-weight-complex="bold"/>
    </style:style>
    <style:style style:name="P496" style:parent-style-name="Normal" style:family="paragraph">
      <style:text-properties fo:font-weight="bold" style:font-weight-asian="bold" style:font-weight-complex="bold"/>
    </style:style>
    <style:style style:name="T497" style:parent-style-name="Policepardéfaut" style:family="text">
      <style:text-properties fo:font-weight="bold" style:font-weight-asian="bold" style:font-weight-complex="bold"/>
    </style:style>
    <style:style style:name="P498" style:parent-style-name="Normal" style:family="paragraph">
      <style:text-properties fo:font-weight="bold" style:font-weight-asian="bold" style:font-weight-complex="bold"/>
    </style:style>
    <style:style style:name="P499" style:parent-style-name="Normal" style:family="paragraph">
      <style:text-properties fo:font-weight="bold" style:font-weight-asian="bold" style:font-weight-complex="bold"/>
    </style:style>
    <style:style style:name="T500" style:parent-style-name="Policepardéfaut" style:family="text">
      <style:text-properties fo:font-weight="bold" style:font-weight-asian="bold" style:font-weight-complex="bold" fo:font-style="italic" style:font-style-asian="italic" style:font-style-complex="italic"/>
    </style:style>
    <style:style style:name="P501" style:parent-style-name="Normal" style:family="paragraph">
      <style:text-properties fo:font-weight="bold" style:font-weight-asian="bold" style:font-weight-complex="bold"/>
    </style:style>
    <style:style style:name="P502" style:parent-style-name="Normal" style:family="paragraph"/>
    <style:style style:name="T503" style:parent-style-name="Policepardéfaut" style:family="text">
      <style:text-properties fo:font-weight="bold" style:font-weight-asian="bold" style:font-weight-complex="bold"/>
    </style:style>
    <style:style style:name="P504" style:parent-style-name="Normal" style:family="paragraph"/>
    <style:style style:name="T505" style:parent-style-name="Policepardéfaut" style:family="text">
      <style:text-properties fo:font-weight="bold" style:font-weight-asian="bold" style:font-weight-complex="bold"/>
    </style:style>
    <style:style style:name="P506" style:parent-style-name="Normal" style:family="paragraph"/>
    <style:style style:name="T507" style:parent-style-name="Policepardéfaut" style:family="text">
      <style:text-properties fo:font-weight="bold" style:font-weight-asian="bold" style:font-weight-complex="bold"/>
    </style:style>
    <style:style style:name="P508" style:parent-style-name="Normal" style:family="paragraph">
      <style:paragraph-properties fo:margin-left="0.25in">
        <style:tab-stops/>
      </style:paragraph-properties>
    </style:style>
    <style:style style:name="P509" style:parent-style-name="Normal" style:family="paragraph">
      <style:paragraph-properties fo:text-indent="0.4916in"/>
    </style:style>
    <style:style style:name="P510" style:parent-style-name="Normal" style:family="paragraph">
      <style:paragraph-properties fo:text-indent="0.4916in"/>
    </style:style>
    <style:style style:name="P511" style:parent-style-name="Normal" style:family="paragraph">
      <style:paragraph-properties fo:text-indent="0.4916in"/>
    </style:style>
    <style:style style:name="P512" style:parent-style-name="Normal" style:family="paragraph">
      <style:paragraph-properties fo:text-indent="0.4916in"/>
    </style:style>
    <style:style style:name="P513" style:parent-style-name="Normal" style:family="paragraph">
      <style:paragraph-properties fo:text-indent="0.4916in"/>
    </style:style>
    <style:style style:name="P514" style:parent-style-name="Normal" style:family="paragraph">
      <style:paragraph-properties fo:text-indent="0.4916in"/>
    </style:style>
    <style:style style:name="P515" style:parent-style-name="Normal" style:family="paragraph">
      <style:text-properties fo:font-weight="bold" style:font-weight-asian="bold" style:font-weight-complex="bold"/>
    </style:style>
    <style:style style:name="T516" style:parent-style-name="Policepardéfaut" style:family="text">
      <style:text-properties fo:font-weight="bold" style:font-weight-asian="bold" style:font-weight-complex="bold"/>
    </style:style>
    <style:style style:name="P517" style:parent-style-name="Normal" style:family="paragraph">
      <style:paragraph-properties fo:text-indent="0.4916in"/>
    </style:style>
    <style:style style:name="P518" style:parent-style-name="Normal" style:family="paragraph">
      <style:text-properties fo:font-weight="bold" style:font-weight-asian="bold" style:font-weight-complex="bold" fo:color="#4472C4"/>
    </style:style>
    <style:style style:name="P519" style:parent-style-name="Titre4" style:family="paragraph">
      <style:paragraph-properties fo:background-color="#FFFFFF"/>
    </style:style>
    <style:style style:name="T520" style:parent-style-name="Policepardéfaut" style:family="text">
      <style:text-properties style:font-name="Roboto" fo:font-weight="bold" style:font-weight-asian="bold" style:font-weight-complex="bold" fo:color="#4472C4"/>
    </style:style>
    <style:style style:name="P521" style:parent-style-name="Normal" style:family="paragraph"/>
    <style:style style:name="T522" style:parent-style-name="Policepardéfaut" style:family="text">
      <style:text-properties fo:font-weight="bold" style:font-weight-asian="bold" style:font-weight-complex="bold" fo:color="#4472C4"/>
    </style:style>
    <style:style style:name="T523" style:parent-style-name="Policepardéfaut" style:family="text">
      <style:text-properties fo:color="#4472C4"/>
    </style:style>
    <style:style style:name="P524" style:parent-style-name="Normal" style:family="paragraph"/>
    <style:style style:name="T525" style:parent-style-name="Policepardéfaut" style:family="text">
      <style:text-properties fo:font-weight="bold" style:font-weight-asian="bold" style:font-weight-complex="bold" fo:color="#4472C4"/>
    </style:style>
    <style:style style:name="T526" style:parent-style-name="Policepardéfaut" style:family="text">
      <style:text-properties fo:color="#4472C4"/>
    </style:style>
    <style:style style:name="P527" style:parent-style-name="Normal" style:family="paragraph"/>
    <style:style style:name="T528" style:parent-style-name="Policepardéfaut" style:family="text">
      <style:text-properties fo:font-weight="bold" style:font-weight-asian="bold" style:font-weight-complex="bold" fo:color="#4472C4"/>
    </style:style>
    <style:style style:name="T529" style:parent-style-name="Policepardéfaut" style:family="text">
      <style:text-properties fo:color="#4472C4"/>
    </style:style>
    <style:style style:name="P530" style:parent-style-name="Normal" style:family="paragraph"/>
    <style:style style:name="T531" style:parent-style-name="Policepardéfaut" style:family="text">
      <style:text-properties fo:font-weight="bold" style:font-weight-asian="bold" style:font-weight-complex="bold" fo:color="#4472C4"/>
    </style:style>
    <style:style style:name="T532" style:parent-style-name="Policepardéfaut" style:family="text">
      <style:text-properties fo:color="#4472C4"/>
    </style:style>
    <style:style style:name="P533" style:parent-style-name="Normal" style:family="paragraph"/>
    <style:style style:name="T534" style:parent-style-name="Policepardéfaut" style:family="text">
      <style:text-properties fo:font-weight="bold" style:font-weight-asian="bold" style:font-weight-complex="bold" fo:color="#4472C4"/>
    </style:style>
    <style:style style:name="T535" style:parent-style-name="Policepardéfaut" style:family="text">
      <style:text-properties fo:color="#4472C4"/>
    </style:style>
    <style:style style:name="P536" style:parent-style-name="Normal" style:family="paragraph">
      <style:text-properties fo:font-weight="bold" style:font-weight-asian="bold" style:font-weight-complex="bold" fo:color="#4472C4"/>
    </style:style>
    <style:style style:name="P537" style:parent-style-name="Normal" style:family="paragraph">
      <style:text-properties fo:font-weight="bold" style:font-weight-asian="bold" style:font-weight-complex="bold" fo:color="#4472C4"/>
    </style:style>
    <style:style style:name="P538" style:parent-style-name="Normal" style:family="paragraph"/>
    <style:style style:name="T539" style:parent-style-name="Policepardéfaut" style:family="text">
      <style:text-properties fo:font-weight="bold" style:font-weight-asian="bold" style:font-weight-complex="bold" fo:color="#4472C4"/>
    </style:style>
    <style:style style:name="T540" style:parent-style-name="Policepardéfaut" style:family="text">
      <style:text-properties fo:color="#4472C4"/>
    </style:style>
    <style:style style:name="P541" style:parent-style-name="Normal" style:family="paragraph"/>
    <style:style style:name="T542" style:parent-style-name="Policepardéfaut" style:family="text">
      <style:text-properties fo:font-weight="bold" style:font-weight-asian="bold" style:font-weight-complex="bold" fo:color="#4472C4"/>
    </style:style>
    <style:style style:name="T543" style:parent-style-name="Policepardéfaut" style:family="text">
      <style:text-properties fo:color="#4472C4"/>
    </style:style>
    <style:style style:name="P544" style:parent-style-name="Normal" style:family="paragraph">
      <style:text-properties fo:font-weight="bold" style:font-weight-asian="bold" style:font-weight-complex="bold" fo:color="#4472C4"/>
    </style:style>
    <style:style style:name="P545" style:parent-style-name="Normal" style:family="paragraph">
      <style:text-properties fo:font-weight="bold" style:font-weight-asian="bold" style:font-weight-complex="bold" fo:color="#4472C4"/>
    </style:style>
    <style:style style:name="P546" style:parent-style-name="Normal" style:family="paragraph"/>
    <style:style style:name="T547" style:parent-style-name="Policepardéfaut" style:family="text">
      <style:text-properties fo:font-weight="bold" style:font-weight-asian="bold" style:font-weight-complex="bold" fo:color="#4472C4"/>
    </style:style>
    <style:style style:name="T548" style:parent-style-name="Policepardéfaut" style:family="text">
      <style:text-properties fo:color="#4472C4"/>
    </style:style>
    <style:style style:name="P549" style:parent-style-name="Normal" style:family="paragraph"/>
    <style:style style:name="T550" style:parent-style-name="Policepardéfaut" style:family="text">
      <style:text-properties fo:font-weight="bold" style:font-weight-asian="bold" style:font-weight-complex="bold" fo:color="#4472C4"/>
    </style:style>
    <style:style style:name="T551" style:parent-style-name="Policepardéfaut" style:family="text">
      <style:text-properties fo:color="#4472C4"/>
    </style:style>
    <style:style style:name="P552" style:parent-style-name="Normal" style:family="paragraph"/>
    <style:style style:name="T553" style:parent-style-name="Policepardéfaut" style:family="text">
      <style:text-properties fo:font-weight="bold" style:font-weight-asian="bold" style:font-weight-complex="bold" fo:color="#4472C4"/>
    </style:style>
    <style:style style:name="T554" style:parent-style-name="Policepardéfaut" style:family="text">
      <style:text-properties fo:color="#4472C4"/>
    </style:style>
    <style:style style:name="P555" style:parent-style-name="Normal" style:family="paragraph"/>
    <style:style style:name="T556" style:parent-style-name="Policepardéfaut" style:family="text">
      <style:text-properties fo:font-weight="bold" style:font-weight-asian="bold" style:font-weight-complex="bold" fo:color="#4472C4"/>
    </style:style>
    <style:style style:name="T557" style:parent-style-name="Policepardéfaut" style:family="text">
      <style:text-properties fo:color="#4472C4"/>
    </style:style>
    <style:style style:name="P558" style:parent-style-name="Normal" style:family="paragraph"/>
    <style:style style:name="T559" style:parent-style-name="Policepardéfaut" style:family="text">
      <style:text-properties fo:font-weight="bold" style:font-weight-asian="bold" style:font-weight-complex="bold" fo:color="#4472C4"/>
    </style:style>
    <style:style style:name="T560" style:parent-style-name="Policepardéfaut" style:family="text">
      <style:text-properties fo:color="#4472C4"/>
    </style:style>
    <style:style style:name="P561" style:parent-style-name="Normal" style:family="paragraph">
      <style:text-properties fo:font-weight="bold" style:font-weight-asian="bold" style:font-weight-complex="bold" fo:color="#4472C4"/>
    </style:style>
    <style:style style:name="P562" style:parent-style-name="Normal" style:family="paragraph">
      <style:text-properties fo:font-weight="bold" style:font-weight-asian="bold" style:font-weight-complex="bold" fo:color="#4472C4"/>
    </style:style>
    <style:style style:name="P563" style:parent-style-name="Normal" style:family="paragraph"/>
    <style:style style:name="T564" style:parent-style-name="Policepardéfaut" style:family="text">
      <style:text-properties fo:font-weight="bold" style:font-weight-asian="bold" style:font-weight-complex="bold" fo:color="#4472C4"/>
    </style:style>
    <style:style style:name="T565" style:parent-style-name="Policepardéfaut" style:family="text">
      <style:text-properties fo:color="#4472C4"/>
    </style:style>
    <style:style style:name="P566" style:parent-style-name="Normal" style:family="paragraph"/>
    <style:style style:name="T567" style:parent-style-name="Policepardéfaut" style:family="text">
      <style:text-properties fo:font-weight="bold" style:font-weight-asian="bold" style:font-weight-complex="bold" fo:color="#4472C4"/>
    </style:style>
    <style:style style:name="T568" style:parent-style-name="Policepardéfaut" style:family="text">
      <style:text-properties fo:color="#4472C4"/>
    </style:style>
    <style:style style:name="P569" style:parent-style-name="Normal" style:family="paragraph">
      <style:text-properties fo:color="#4472C4"/>
    </style:style>
    <style:style style:name="P570" style:parent-style-name="Normal" style:family="paragraph">
      <style:paragraph-properties fo:margin-left="2.4583in" fo:text-indent="0.4916in">
        <style:tab-stops/>
      </style:paragraph-properties>
      <style:text-properties fo:font-weight="bold" style:font-weight-asian="bold" style:font-weight-complex="bold" fo:color="#4472C4"/>
    </style:style>
    <style:style style:name="T571" style:parent-style-name="Policepardéfaut" style:family="text">
      <style:text-properties fo:color="#4472C4"/>
    </style:style>
    <style:style style:name="T572" style:parent-style-name="Policepardéfaut" style:family="text">
      <style:text-properties fo:font-weight="bold" style:font-weight-asian="bold" style:font-weight-complex="bold" fo:color="#4472C4"/>
    </style:style>
    <style:style style:name="T573" style:parent-style-name="Policepardéfaut" style:family="text">
      <style:text-properties fo:color="#4472C4"/>
    </style:style>
    <style:style style:name="P574" style:parent-style-name="Normal" style:family="paragraph">
      <style:text-properties fo:color="#4472C4"/>
    </style:style>
    <style:style style:name="P575" style:parent-style-name="Normal" style:family="paragraph">
      <style:text-properties fo:font-weight="bold" style:font-weight-asian="bold" style:font-weight-complex="bold" fo:color="#4472C4"/>
    </style:style>
    <style:style style:name="T576" style:parent-style-name="Policepardéfaut" style:family="text">
      <style:text-properties fo:color="#4472C4"/>
    </style:style>
    <style:style style:name="T577" style:parent-style-name="Policepardéfaut" style:family="text">
      <style:text-properties fo:font-weight="bold" style:font-weight-asian="bold" style:font-weight-complex="bold" fo:color="#4472C4"/>
    </style:style>
    <style:style style:name="T578" style:parent-style-name="Policepardéfaut" style:family="text">
      <style:text-properties fo:color="#4472C4"/>
    </style:style>
    <style:style style:name="P579" style:parent-style-name="Normal" style:family="paragraph">
      <style:text-properties fo:color="#4472C4"/>
    </style:style>
    <style:style style:name="P580" style:parent-style-name="Normal" style:family="paragraph">
      <style:text-properties fo:color="#4472C4"/>
    </style:style>
    <style:style style:name="P581" style:parent-style-name="Normal" style:family="paragraph">
      <style:text-properties fo:color="#4472C4"/>
    </style:style>
    <style:style style:name="P582" style:parent-style-name="Normal" style:family="paragraph">
      <style:text-properties fo:color="#4472C4"/>
    </style:style>
    <style:style style:name="T583" style:parent-style-name="Élevé" style:family="text">
      <style:text-properties fo:font-weight="bold" style:font-weight-asian="bold" style:font-weight-complex="bold"/>
    </style:style>
    <style:style style:name="P584" style:parent-style-name="NormalWeb" style:family="paragraph">
      <style:text-properties fo:font-weight="bold" style:font-weight-asian="bold" style:font-weight-complex="bold"/>
    </style:style>
    <style:style style:name="P585" style:parent-style-name="NormalWeb" style:family="paragraph">
      <style:text-properties fo:font-weight="bold" style:font-weight-asian="bold" style:font-weight-complex="bold"/>
    </style:style>
    <style:style style:name="P586" style:parent-style-name="NormalWeb" style:family="paragraph">
      <style:paragraph-properties fo:text-indent="0.4916in"/>
    </style:style>
    <style:style style:name="P587" style:parent-style-name="NormalWeb" style:family="paragraph">
      <style:paragraph-properties fo:text-indent="0.4916in"/>
    </style:style>
    <style:style style:name="T588" style:parent-style-name="Policepardéfaut" style:family="text">
      <style:text-properties fo:font-weight="bold" style:font-weight-asian="bold" style:font-weight-complex="bold"/>
    </style:style>
    <style:style style:name="P589" style:parent-style-name="NormalWeb" style:family="paragraph">
      <style:paragraph-properties fo:text-indent="0.4916in"/>
    </style:style>
    <style:style style:name="T590" style:parent-style-name="Policepardéfaut" style:family="text">
      <style:text-properties fo:font-weight="bold" style:font-weight-asian="bold" style:font-weight-complex="bold"/>
    </style:style>
    <style:style style:name="P591" style:parent-style-name="NormalWeb" style:family="paragraph">
      <style:paragraph-properties fo:text-indent="0.4916in"/>
    </style:style>
    <style:style style:name="P592" style:parent-style-name="NormalWeb" style:family="paragraph">
      <style:paragraph-properties fo:margin-left="0.4916in" fo:text-indent="0.4916in">
        <style:tab-stops/>
      </style:paragraph-properties>
    </style:style>
    <style:style style:name="P593" style:parent-style-name="NormalWeb" style:family="paragraph">
      <style:paragraph-properties fo:text-indent="0.4916in"/>
    </style:style>
    <style:style style:name="P594" style:parent-style-name="NormalWeb" style:family="paragraph">
      <style:paragraph-properties fo:margin-left="0.4916in" fo:text-indent="0.4916in">
        <style:tab-stops/>
      </style:paragraph-properties>
    </style:style>
    <style:style style:name="T595" style:parent-style-name="Policepardéfaut" style:family="text">
      <style:text-properties fo:font-weight="bold" style:font-weight-asian="bold" style:font-weight-complex="bold" fo:font-style="italic" style:font-style-asian="italic" style:font-style-complex="italic"/>
    </style:style>
    <style:style style:name="P596" style:parent-style-name="NormalWeb" style:family="paragraph">
      <style:text-properties fo:font-weight="bold" style:font-weight-asian="bold" style:font-weight-complex="bold"/>
    </style:style>
    <style:style style:name="P597" style:parent-style-name="NormalWeb" style:family="paragraph">
      <style:paragraph-properties fo:text-indent="0.4916in"/>
    </style:style>
    <style:style style:name="T598" style:parent-style-name="Policepardéfaut" style:family="text">
      <style:text-properties fo:font-weight="bold" style:font-weight-asian="bold" style:font-weight-complex="bold"/>
    </style:style>
    <style:style style:name="P599" style:parent-style-name="NormalWeb" style:family="paragraph">
      <style:paragraph-properties fo:margin-left="0.4916in" fo:text-indent="0.4916in">
        <style:tab-stops/>
      </style:paragraph-properties>
    </style:style>
    <style:style style:name="P600" style:parent-style-name="NormalWeb" style:family="paragraph">
      <style:paragraph-properties fo:margin-left="0.4916in" fo:text-indent="0.4916in">
        <style:tab-stops/>
      </style:paragraph-properties>
    </style:style>
    <style:style style:name="P601" style:parent-style-name="NormalWeb" style:family="paragraph">
      <style:paragraph-properties fo:margin-left="0.4916in" fo:text-indent="0.4916in">
        <style:tab-stops/>
      </style:paragraph-properties>
    </style:style>
    <style:style style:name="P602" style:parent-style-name="NormalWeb" style:family="paragraph">
      <style:paragraph-properties fo:margin-left="0.4916in" fo:text-indent="0.4916in">
        <style:tab-stops/>
      </style:paragraph-properties>
    </style:style>
    <style:style style:name="T603" style:parent-style-name="Policepardéfaut" style:family="text">
      <style:text-properties style:font-name="Calibri" style:font-name-asian="Calibri" fo:font-size="11pt" style:font-size-asian="11pt" style:font-size-complex="11pt" style:language-asian="en" style:country-asian="US"/>
    </style:style>
    <style:style style:name="P604" style:parent-style-name="NormalWeb" style:family="paragraph">
      <style:text-properties fo:font-weight="bold" style:font-weight-asian="bold" style:font-weight-complex="bold"/>
    </style:style>
    <style:style style:name="P605" style:parent-style-name="NormalWeb" style:family="paragraph">
      <style:text-properties fo:font-weight="bold" style:font-weight-asian="bold" style:font-weight-complex="bold"/>
    </style:style>
    <style:style style:name="TableColumn607" style:family="table-column">
      <style:table-column-properties style:column-width="1.1743in"/>
    </style:style>
    <style:style style:name="TableColumn608" style:family="table-column">
      <style:table-column-properties style:column-width="2.9027in"/>
    </style:style>
    <style:style style:name="TableColumn609" style:family="table-column">
      <style:table-column-properties style:column-width="2.2159in"/>
    </style:style>
    <style:style style:name="Table606" style:family="table">
      <style:table-properties style:width="6.293in" fo:margin-left="0in" table:align="left"/>
    </style:style>
    <style:style style:name="TableRow610" style:family="table-row">
      <style:table-row-properties/>
    </style:style>
    <style:style style:name="TableCell61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2" style:parent-style-name="NormalWeb" style:family="paragraph">
      <style:text-properties fo:font-weight="bold" style:font-weight-asian="bold" style:font-weight-complex="bold"/>
    </style:style>
    <style:style style:name="TableCell61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4" style:parent-style-name="NormalWeb" style:family="paragraph">
      <style:text-properties fo:font-weight="bold" style:font-weight-asian="bold" style:font-weight-complex="bold"/>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Web" style:family="paragraph">
      <style:text-properties fo:font-weight="bold" style:font-weight-asian="bold" style:font-weight-complex="bold"/>
    </style:style>
    <style:style style:name="TableRow617" style:family="table-row">
      <style:table-row-properties/>
    </style:style>
    <style:style style:name="TableCell61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9" style:parent-style-name="NormalWeb" style:family="paragraph">
      <style:text-properties fo:font-weight="bold" style:font-weight-asian="bold" style:font-weight-complex="bold"/>
    </style:style>
    <style:style style:name="TableCell62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1" style:family="table-cell">
      <style:table-cell-properties fo:border="0.0069in solid #000000" style:writing-mode="lr-tb" style:vertical-align="middle" fo:padding-top="0.0104in" fo:padding-left="0.0104in" fo:padding-bottom="0.0104in" fo:padding-right="0.0104in"/>
    </style:style>
    <style:style style:name="TableRow622" style:family="table-row">
      <style:table-row-properties/>
    </style:style>
    <style:style style:name="TableCell62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4" style:parent-style-name="NormalWeb" style:family="paragraph">
      <style:text-properties fo:font-weight="bold" style:font-weight-asian="bold" style:font-weight-complex="bold"/>
    </style:style>
    <style:style style:name="TableCell62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TableRow627" style:family="table-row">
      <style:table-row-properties/>
    </style:style>
    <style:style style:name="TableCell62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9" style:parent-style-name="NormalWeb" style:family="paragraph">
      <style:text-properties fo:font-weight="bold" style:font-weight-asian="bold" style:font-weight-complex="bold"/>
    </style:style>
    <style:style style:name="TableCell63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TableRow632" style:family="table-row">
      <style:table-row-properties/>
    </style:style>
    <style:style style:name="TableCell63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4" style:parent-style-name="NormalWeb" style:family="paragraph">
      <style:text-properties fo:font-weight="bold" style:font-weight-asian="bold" style:font-weight-complex="bold"/>
    </style:style>
    <style:style style:name="TableCell63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TableRow637" style:family="table-row">
      <style:table-row-properties/>
    </style:style>
    <style:style style:name="TableCell63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9" style:parent-style-name="NormalWeb" style:family="paragraph">
      <style:text-properties fo:font-weight="bold" style:font-weight-asian="bold" style:font-weight-complex="bold"/>
    </style:style>
    <style:style style:name="TableCell64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Web" style:family="paragraph">
      <style:text-properties fo:font-weight="bold" style:font-weight-asian="bold" style:font-weight-complex="bold"/>
    </style:style>
    <style:style style:name="P643" style:parent-style-name="NormalWeb" style:family="paragraph">
      <style:text-properties fo:font-weight="bold" style:font-weight-asian="bold" style:font-weight-complex="bold"/>
    </style:style>
    <style:style style:name="P644" style:parent-style-name="NormalWeb" style:family="paragraph"/>
    <style:style style:name="P645" style:parent-style-name="NormalWeb" style:family="paragraph"/>
    <style:style style:name="P646" style:parent-style-name="NormalWeb" style:family="paragraph"/>
    <style:style style:name="P647" style:parent-style-name="NormalWeb" style:family="paragraph">
      <style:text-properties fo:font-weight="bold" style:font-weight-asian="bold" style:font-weight-complex="bold"/>
    </style:style>
    <style:style style:name="P648" style:parent-style-name="NormalWeb" style:family="paragraph">
      <style:paragraph-properties fo:text-indent="0.4916in"/>
    </style:style>
    <style:style style:name="P649" style:parent-style-name="NormalWeb" style:family="paragraph">
      <style:paragraph-properties fo:text-indent="0.4916in"/>
    </style:style>
    <style:style style:name="P650" style:parent-style-name="NormalWeb" style:family="paragraph">
      <style:paragraph-properties fo:text-indent="0.4916in"/>
    </style:style>
    <style:style style:name="P651" style:parent-style-name="NormalWeb" style:family="paragraph">
      <style:text-properties fo:font-weight="bold" style:font-weight-asian="bold" style:font-weight-complex="bold"/>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NormalWeb" style:family="paragraph">
      <style:paragraph-properties fo:margin-left="0.4916in" fo:text-indent="0.4916in">
        <style:tab-stops/>
      </style:paragraph-properties>
    </style:style>
    <style:style style:name="P656" style:parent-style-name="NormalWeb" style:family="paragraph">
      <style:paragraph-properties fo:margin-left="0.4916in" fo:text-indent="0.4916in">
        <style:tab-stops/>
      </style:paragraph-properties>
    </style:style>
    <style:style style:name="P657" style:parent-style-name="NormalWeb" style:family="paragraph">
      <style:text-properties fo:font-weight="bold" style:font-weight-asian="bold" style:font-weight-complex="bold"/>
    </style:style>
    <style:style style:name="T658" style:parent-style-name="Policepardéfaut" style:family="text">
      <style:text-properties fo:font-weight="bold" style:font-weight-asian="bold" style:font-weight-complex="bold" fo:font-style="italic" style:font-style-asian="italic" style:font-style-complex="italic"/>
    </style:style>
    <style:style style:name="T659" style:parent-style-name="Policepardéfaut" style:family="text">
      <style:text-properties fo:font-weight="bold" style:font-weight-asian="bold" style:font-weight-complex="bold"/>
    </style:style>
    <style:style style:name="P660" style:parent-style-name="NormalWeb" style:family="paragraph">
      <style:paragraph-properties fo:margin-left="0.4916in" fo:text-indent="0.4916in">
        <style:tab-stops/>
      </style:paragraph-properties>
    </style:style>
    <style:style style:name="T661" style:parent-style-name="Policepardéfaut" style:family="text">
      <style:text-properties fo:font-weight="bold" style:font-weight-asian="bold" style:font-weight-complex="bold"/>
    </style:style>
    <style:style style:name="P662" style:parent-style-name="NormalWeb" style:family="paragraph">
      <style:paragraph-properties fo:margin-left="0.4916in" fo:text-indent="0.4916in">
        <style:tab-stops/>
      </style:paragraph-properties>
    </style:style>
    <style:style style:name="T663" style:parent-style-name="Policepardéfaut" style:family="text">
      <style:text-properties fo:font-weight="bold" style:font-weight-asian="bold" style:font-weight-complex="bold"/>
    </style:style>
    <style:style style:name="P664" style:parent-style-name="NormalWeb" style:family="paragraph">
      <style:text-properties fo:font-weight="bold" style:font-weight-asian="bold" style:font-weight-complex="bold" fo:font-style="italic" style:font-style-asian="italic" style:font-style-complex="italic"/>
    </style:style>
    <style:style style:name="P665" style:parent-style-name="NormalWeb" style:family="paragraph">
      <style:paragraph-properties fo:margin-left="0.4916in" fo:text-indent="0.4916in">
        <style:tab-stops/>
      </style:paragraph-properties>
    </style:style>
    <style:style style:name="P666" style:parent-style-name="NormalWeb" style:family="paragraph">
      <style:paragraph-properties fo:margin-left="0.4916in">
        <style:tab-stops/>
      </style:paragraph-properties>
    </style:style>
    <style:style style:name="P667" style:parent-style-name="NormalWeb" style:family="paragraph">
      <style:paragraph-properties fo:margin-left="0.4916in">
        <style:tab-stops/>
      </style:paragraph-properties>
    </style:style>
    <style:style style:name="P668" style:parent-style-name="NormalWeb" style:family="paragraph">
      <style:text-properties fo:font-weight="bold" style:font-weight-asian="bold" style:font-weight-complex="bold" fo:font-style="italic" style:font-style-asian="italic" style:font-style-complex="italic"/>
    </style:style>
    <style:style style:name="P669" style:parent-style-name="NormalWeb" style:family="paragraph">
      <style:paragraph-properties fo:margin-left="0.4916in" fo:text-indent="0.4916in">
        <style:tab-stops/>
      </style:paragraph-properties>
    </style:style>
    <style:style style:name="P670" style:parent-style-name="NormalWeb" style:family="paragraph">
      <style:paragraph-properties fo:margin-left="0.4916in" fo:text-indent="0.4916in">
        <style:tab-stops/>
      </style:paragraph-properties>
    </style:style>
    <style:style style:name="P671" style:parent-style-name="NormalWeb" style:family="paragraph">
      <style:text-properties fo:font-weight="bold" style:font-weight-asian="bold" style:font-weight-complex="bold" fo:font-style="italic" style:font-style-asian="italic" style:font-style-complex="italic"/>
    </style:style>
    <style:style style:name="T672" style:parent-style-name="Policepardéfaut" style:family="text">
      <style:text-properties fo:font-weight="bold" style:font-weight-asian="bold" style:font-weight-complex="bold"/>
    </style:style>
    <style:style style:name="P673" style:parent-style-name="NormalWeb" style:family="paragraph">
      <style:text-properties fo:font-weight="bold" style:font-weight-asian="bold" style:font-weight-complex="bold"/>
    </style:style>
    <style:style style:name="T674" style:parent-style-name="Policepardéfaut" style:family="text">
      <style:text-properties fo:font-weight="bold" style:font-weight-asian="bold" style:font-weight-complex="bold"/>
    </style:style>
    <style:style style:name="T675" style:parent-style-name="Policepardéfaut" style:family="text">
      <style:text-properties fo:font-weight="bold" style:font-weight-asian="bold" style:font-weight-complex="bold" fo:font-style="italic" style:font-style-asian="italic" style:font-style-complex="italic"/>
    </style:style>
    <style:style style:name="P676" style:parent-style-name="NormalWeb" style:family="paragraph">
      <style:paragraph-properties fo:margin-left="0.4916in">
        <style:tab-stops/>
      </style:paragraph-properties>
    </style:style>
    <style:style style:name="T677" style:parent-style-name="Policepardéfaut" style:family="text">
      <style:text-properties fo:font-weight="bold" style:font-weight-asian="bold" style:font-weight-complex="bold"/>
    </style:style>
    <style:style style:name="P678" style:parent-style-name="NormalWeb" style:family="paragraph">
      <style:paragraph-properties fo:text-indent="0.4916in"/>
    </style:style>
    <style:style style:name="T679" style:parent-style-name="Policepardéfaut" style:family="text">
      <style:text-properties fo:font-weight="bold" style:font-weight-asian="bold" style:font-weight-complex="bold"/>
    </style:style>
    <style:style style:name="P680" style:parent-style-name="NormalWeb" style:family="paragraph">
      <style:paragraph-properties fo:text-indent="0.4916in"/>
    </style:style>
    <style:style style:name="T681" style:parent-style-name="Policepardéfaut" style:family="text">
      <style:text-properties fo:font-weight="bold" style:font-weight-asian="bold" style:font-weight-complex="bold"/>
    </style:style>
    <style:style style:name="T682" style:parent-style-name="Policepardéfaut" style:family="text">
      <style:text-properties fo:font-style="italic" style:font-style-asian="italic" style:font-style-complex="italic"/>
    </style:style>
    <style:style style:name="P683" style:parent-style-name="NormalWeb" style:family="paragraph">
      <style:paragraph-properties fo:text-indent="0.4916in"/>
    </style:style>
    <style:style style:name="T684" style:parent-style-name="Policepardéfaut" style:family="text">
      <style:text-properties fo:font-weight="bold" style:font-weight-asian="bold" style:font-weight-complex="bold"/>
    </style:style>
    <style:style style:name="T685" style:parent-style-name="Policepardéfaut" style:family="text">
      <style:text-properties fo:font-weight="bold" style:font-weight-asian="bold" style:font-weight-complex="bold" fo:font-style="italic" style:font-style-asian="italic" style:font-style-complex="italic"/>
    </style:style>
    <style:style style:name="P686" style:parent-style-name="NormalWeb" style:family="paragraph">
      <style:text-properties fo:font-weight="bold" style:font-weight-asian="bold" style:font-weight-complex="bold" fo:font-style="italic" style:font-style-asian="italic" style:font-style-complex="italic"/>
    </style:style>
    <style:style style:name="T687" style:parent-style-name="Policepardéfaut" style:family="text">
      <style:text-properties fo:font-weight="bold" style:font-weight-asian="bold" style:font-weight-complex="bold" fo:font-style="italic" style:font-style-asian="italic" style:font-style-complex="italic"/>
    </style:style>
    <style:style style:name="T688" style:parent-style-name="Policepardéfaut" style:family="text">
      <style:text-properties fo:font-weight="bold" style:font-weight-asian="bold" style:font-weight-complex="bold" fo:font-style="italic" style:font-style-asian="italic" style:font-style-complex="italic"/>
    </style:style>
    <style:style style:name="T689" style:parent-style-name="Policepardéfaut" style:family="text">
      <style:text-properties fo:font-weight="bold" style:font-weight-asian="bold" style:font-weight-complex="bold" fo:font-style="italic" style:font-style-asian="italic" style:font-style-complex="italic"/>
    </style:style>
    <style:style style:name="P690" style:parent-style-name="NormalWeb" style:family="paragraph">
      <style:paragraph-properties fo:margin-left="0.9833in" fo:text-indent="0.4916in">
        <style:tab-stops/>
      </style:paragraph-properties>
    </style:style>
    <style:style style:name="P691" style:parent-style-name="NormalWeb" style:family="paragraph">
      <style:text-properties fo:font-weight="bold" style:font-weight-asian="bold" style:font-weight-complex="bold" fo:font-style="italic" style:font-style-asian="italic" style:font-style-complex="italic"/>
    </style:style>
    <style:style style:name="T692" style:parent-style-name="Policepardéfaut" style:family="text">
      <style:text-properties fo:font-weight="bold" style:font-weight-asian="bold" style:font-weight-complex="bold"/>
    </style:style>
    <style:style style:name="P693" style:parent-style-name="NormalWeb" style:family="paragraph">
      <style:text-properties fo:font-weight="bold" style:font-weight-asian="bold" style:font-weight-complex="bold"/>
    </style:style>
    <style:style style:name="T694" style:parent-style-name="Policepardéfaut" style:family="text">
      <style:text-properties fo:font-weight="bold" style:font-weight-asian="bold" style:font-weight-complex="bold"/>
    </style:style>
    <style:style style:name="P695" style:parent-style-name="NormalWeb" style:family="paragraph">
      <style:text-properties fo:font-weight="bold" style:font-weight-asian="bold" style:font-weight-complex="bold"/>
    </style:style>
    <style:style style:name="P696" style:parent-style-name="NormalWeb" style:family="paragraph">
      <style:text-properties fo:font-weight="bold" style:font-weight-asian="bold" style:font-weight-complex="bold"/>
    </style:style>
    <style:style style:name="T697" style:parent-style-name="Policepardéfaut" style:family="text">
      <style:text-properties fo:font-weight="bold" style:font-weight-asian="bold" style:font-weight-complex="bold"/>
    </style:style>
    <style:style style:name="P698" style:parent-style-name="NormalWeb" style:family="paragraph">
      <style:text-properties fo:font-weight="bold" style:font-weight-asian="bold" style:font-weight-complex="bold"/>
    </style:style>
    <style:style style:name="P699" style:parent-style-name="NormalWeb" style:family="paragraph">
      <style:text-properties fo:font-weight="bold" style:font-weight-asian="bold" style:font-weight-complex="bold"/>
    </style:style>
    <style:style style:name="P700" style:parent-style-name="NormalWeb" style:family="paragraph">
      <style:text-properties fo:font-weight="bold" style:font-weight-asian="bold" style:font-weight-complex="bold" fo:font-style="italic" style:font-style-asian="italic" style:font-style-complex="italic"/>
    </style:style>
    <style:style style:name="P701" style:parent-style-name="NormalWeb" style:family="paragraph">
      <style:paragraph-properties fo:text-indent="0.4916in"/>
    </style:style>
    <style:style style:name="P702" style:parent-style-name="NormalWeb" style:family="paragraph">
      <style:paragraph-properties fo:text-indent="0.4916in"/>
    </style:style>
    <style:style style:name="P703" style:parent-style-name="NormalWeb" style:family="paragraph">
      <style:paragraph-properties fo:text-indent="0.4916in"/>
    </style:style>
    <style:style style:name="P704" style:parent-style-name="NormalWeb" style:family="paragraph">
      <style:paragraph-properties fo:text-indent="0.4916in"/>
    </style:style>
    <style:style style:name="P705" style:parent-style-name="NormalWeb" style:family="paragraph">
      <style:paragraph-properties fo:text-indent="0.4916in"/>
    </style:style>
    <style:style style:name="P706" style:parent-style-name="NormalWeb" style:family="paragraph">
      <style:text-properties fo:font-weight="bold" style:font-weight-asian="bold" style:font-weight-complex="bold" fo:font-style="italic" style:font-style-asian="italic" style:font-style-complex="italic"/>
    </style:style>
    <style:style style:name="P707"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08" style:parent-style-name="NormalWeb" style:family="paragraph">
      <style:paragraph-properties fo:margin-left="0.4916in" fo:text-indent="0.4916in">
        <style:tab-stops/>
      </style:paragraph-properties>
    </style:style>
    <style:style style:name="P709" style:parent-style-name="NormalWeb" style:family="paragraph">
      <style:paragraph-properties fo:margin-left="0.4916in" fo:text-indent="0.4916in">
        <style:tab-stops/>
      </style:paragraph-properties>
    </style:style>
    <style:style style:name="P710" style:parent-style-name="NormalWeb" style:family="paragraph">
      <style:paragraph-properties fo:margin-left="0.9833in" fo:text-indent="0.4916in">
        <style:tab-stops/>
      </style:paragraph-properties>
    </style:style>
    <style:style style:name="P711" style:parent-style-name="NormalWeb" style:family="paragraph">
      <style:text-properties fo:font-weight="bold" style:font-weight-asian="bold" style:font-weight-complex="bold"/>
    </style:style>
    <style:style style:name="P712" style:parent-style-name="NormalWeb" style:family="paragraph">
      <style:text-properties fo:font-weight="bold" style:font-weight-asian="bold" style:font-weight-complex="bold" fo:font-style="italic" style:font-style-asian="italic" style:font-style-complex="italic"/>
    </style:style>
    <style:style style:name="P713" style:parent-style-name="NormalWeb" style:family="paragraph">
      <style:paragraph-properties fo:text-indent="0.4916in"/>
    </style:style>
    <style:style style:name="P714" style:parent-style-name="NormalWeb" style:family="paragraph">
      <style:paragraph-properties fo:text-indent="0.4916in"/>
    </style:style>
    <style:style style:name="P715" style:parent-style-name="NormalWeb" style:family="paragraph">
      <style:text-properties fo:font-weight="bold" style:font-weight-asian="bold" style:font-weight-complex="bold" fo:font-style="italic" style:font-style-asian="italic" style:font-style-complex="italic"/>
    </style:style>
    <style:style style:name="P716" style:parent-style-name="NormalWeb" style:family="paragraph">
      <style:text-properties fo:font-weight="bold" style:font-weight-asian="bold" style:font-weight-complex="bold" fo:font-style="italic" style:font-style-asian="italic" style:font-style-complex="italic"/>
    </style:style>
    <style:style style:name="P717" style:parent-style-name="NormalWeb" style:family="paragraph">
      <style:paragraph-properties fo:text-indent="0.4916in"/>
    </style:style>
    <style:style style:name="P718" style:parent-style-name="NormalWeb" style:family="paragraph">
      <style:paragraph-properties fo:margin-left="0.4916in" fo:text-indent="0.4916in">
        <style:tab-stops/>
      </style:paragraph-properties>
    </style:style>
    <style:style style:name="P719" style:parent-style-name="NormalWeb" style:family="paragraph">
      <style:paragraph-properties fo:margin-left="0.4916in" fo:text-indent="0.4916in">
        <style:tab-stops/>
      </style:paragraph-properties>
    </style:style>
    <style:style style:name="P720" style:parent-style-name="NormalWeb" style:family="paragraph">
      <style:text-properties fo:font-weight="bold" style:font-weight-asian="bold" style:font-weight-complex="bold" fo:font-style="italic" style:font-style-asian="italic" style:font-style-complex="italic"/>
    </style:style>
    <style:style style:name="P721" style:parent-style-name="NormalWeb" style:family="paragraph">
      <style:paragraph-properties fo:text-indent="0.4916in"/>
    </style:style>
    <style:style style:name="P722" style:parent-style-name="NormalWeb" style:family="paragraph">
      <style:paragraph-properties fo:text-indent="0.25in"/>
    </style:style>
    <style:style style:name="T723" style:parent-style-name="Policepardéfaut" style:family="text">
      <style:text-properties fo:font-weight="bold" style:font-weight-asian="bold" style:font-weight-complex="bold"/>
    </style:style>
    <style:style style:name="P724" style:parent-style-name="NormalWeb" style:family="paragraph">
      <style:paragraph-properties fo:text-indent="0.25in"/>
    </style:style>
    <style:style style:name="T725" style:parent-style-name="Policepardéfaut" style:family="text">
      <style:text-properties fo:font-weight="bold" style:font-weight-asian="bold" style:font-weight-complex="bold"/>
    </style:style>
    <style:style style:name="P726" style:parent-style-name="NormalWeb" style:family="paragraph">
      <style:paragraph-properties fo:margin-left="0.5in">
        <style:tab-stops/>
      </style:paragraph-properties>
    </style:style>
    <style:style style:name="T727" style:parent-style-name="Policepardéfaut" style:family="text">
      <style:text-properties fo:font-weight="bold" style:font-weight-asian="bold" style:font-weight-complex="bold"/>
    </style:style>
    <style:style style:name="P728" style:parent-style-name="NormalWeb" style:family="paragraph">
      <style:paragraph-properties fo:margin-left="0.5in">
        <style:tab-stops/>
      </style:paragraph-properties>
    </style:style>
    <style:style style:name="T729" style:parent-style-name="Policepardéfaut" style:family="text">
      <style:text-properties fo:font-weight="bold" style:font-weight-asian="bold" style:font-weight-complex="bold"/>
    </style:style>
    <style:style style:name="P730" style:parent-style-name="NormalWeb" style:family="paragraph">
      <style:paragraph-properties fo:text-indent="0.4916in"/>
    </style:style>
    <style:style style:name="T731" style:parent-style-name="Policepardéfaut" style:family="text">
      <style:text-properties fo:font-weight="bold" style:font-weight-asian="bold" style:font-weight-complex="bold" fo:font-style="italic" style:font-style-asian="italic" style:font-style-complex="italic"/>
    </style:style>
    <style:style style:name="P732" style:parent-style-name="NormalWeb" style:family="paragraph">
      <style:paragraph-properties fo:margin-left="0.4916in" fo:text-indent="0.4916in">
        <style:tab-stops/>
      </style:paragraph-properties>
      <style:text-properties fo:font-weight="bold" style:font-weight-asian="bold" style:font-weight-complex="bold"/>
    </style:style>
    <style:style style:name="P733" style:parent-style-name="NormalWeb" style:family="paragraph">
      <style:paragraph-properties fo:margin-left="0.4916in" fo:text-indent="0.4916in">
        <style:tab-stops/>
      </style:paragraph-properties>
      <style:text-properties fo:font-weight="bold" style:font-weight-asian="bold" style:font-weight-complex="bold"/>
    </style:style>
    <style:style style:name="P734" style:parent-style-name="NormalWeb" style:family="paragraph">
      <style:text-properties fo:font-weight="bold" style:font-weight-asian="bold" style:font-weight-complex="bold" fo:font-style="italic" style:font-style-asian="italic" style:font-style-complex="italic"/>
    </style:style>
    <style:style style:name="P735" style:parent-style-name="NormalWeb" style:family="paragraph">
      <style:paragraph-properties fo:text-indent="0.4916in"/>
    </style:style>
    <style:style style:name="P736" style:parent-style-name="NormalWeb" style:family="paragraph">
      <style:paragraph-properties fo:margin-left="0.4916in" fo:text-indent="0.4916in">
        <style:tab-stops/>
      </style:paragraph-properties>
    </style:style>
    <style:style style:name="P737" style:parent-style-name="NormalWeb" style:family="paragraph">
      <style:paragraph-properties fo:margin-left="0.4916in" fo:text-indent="0.4916in">
        <style:tab-stops/>
      </style:paragraph-properties>
    </style:style>
    <style:style style:name="P738"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39"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0" style:parent-style-name="NormalWeb" style:family="paragraph">
      <style:paragraph-properties fo:margin-left="0.9833in">
        <style:tab-stops/>
      </style:paragraph-properties>
    </style:style>
    <style:style style:name="P741" style:parent-style-name="NormalWeb" style:family="paragraph">
      <style:paragraph-properties fo:text-indent="0.4916in"/>
    </style:style>
    <style:style style:name="P742" style:parent-style-name="NormalWeb" style:family="paragraph">
      <style:paragraph-properties fo:text-indent="0.4916in"/>
    </style:style>
    <style:style style:name="P743" style:parent-style-name="NormalWeb" style:family="paragraph">
      <style:paragraph-properties fo:text-indent="0.4916in"/>
    </style:style>
    <style:style style:name="P744" style:parent-style-name="NormalWeb" style:family="paragraph">
      <style:paragraph-properties fo:margin-left="0.4916in" fo:text-indent="0.4916in">
        <style:tab-stops/>
      </style:paragraph-properties>
    </style:style>
    <style:style style:name="P745"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6" style:parent-style-name="NormalWeb" style:family="paragraph">
      <style:paragraph-properties fo:margin-left="0.9833in" fo:text-indent="0.4916in">
        <style:tab-stops/>
      </style:paragraph-properties>
    </style:style>
    <style:style style:name="P747" style:parent-style-name="NormalWeb" style:family="paragraph">
      <style:paragraph-properties fo:margin-left="0.9833in" fo:text-indent="0.4916in">
        <style:tab-stops/>
      </style:paragraph-properties>
    </style:style>
    <style:style style:name="P748" style:parent-style-name="NormalWeb" style:family="paragraph">
      <style:paragraph-properties fo:margin-left="0.9833in" fo:text-indent="0.4916in">
        <style:tab-stops/>
      </style:paragraph-properties>
    </style:style>
    <style:style style:name="P749" style:parent-style-name="NormalWeb" style:family="paragraph">
      <style:paragraph-properties fo:margin-left="0.9833in" fo:text-indent="0.4916in">
        <style:tab-stops/>
      </style:paragraph-properties>
    </style:style>
    <style:style style:name="P750" style:parent-style-name="NormalWeb" style:family="paragraph">
      <style:paragraph-properties fo:text-indent="0.4916in"/>
    </style:style>
    <style:style style:name="P751" style:parent-style-name="NormalWeb" style:family="paragraph">
      <style:paragraph-properties fo:margin-left="1.475in" fo:text-indent="0.4916in">
        <style:tab-stops/>
      </style:paragraph-properties>
    </style:style>
    <style:style style:name="P752" style:parent-style-name="NormalWeb" style:family="paragraph">
      <style:paragraph-properties fo:margin-left="1.475in">
        <style:tab-stops/>
      </style:paragraph-properties>
    </style:style>
    <style:style style:name="P753" style:parent-style-name="NormalWeb" style:family="paragraph">
      <style:paragraph-properties fo:margin-left="0.9833in" fo:text-indent="0.4916in">
        <style:tab-stops/>
      </style:paragraph-properties>
    </style:style>
    <style:style style:name="P754" style:parent-style-name="NormalWeb" style:family="paragraph">
      <style:paragraph-properties fo:margin-left="0.9833in" fo:text-indent="0.4916in">
        <style:tab-stops/>
      </style:paragraph-properties>
    </style:style>
    <style:style style:name="P755" style:parent-style-name="NormalWeb" style:family="paragraph">
      <style:text-properties fo:font-weight="bold" style:font-weight-asian="bold" style:font-weight-complex="bold"/>
    </style:style>
    <style:style style:name="T756" style:parent-style-name="Policepardéfaut" style:family="text">
      <style:text-properties fo:font-weight="bold" style:font-weight-asian="bold" style:font-weight-complex="bold"/>
    </style:style>
    <style:style style:name="P757" style:parent-style-name="NormalWeb" style:family="paragraph">
      <style:text-properties fo:font-weight="bold" style:font-weight-asian="bold" style:font-weight-complex="bold" fo:font-style="italic" style:font-style-asian="italic" style:font-style-complex="italic"/>
    </style:style>
    <style:style style:name="P758" style:parent-style-name="NormalWeb" style:family="paragraph">
      <style:paragraph-properties fo:text-indent="0.4916in"/>
    </style:style>
    <style:style style:name="P759" style:parent-style-name="NormalWeb" style:family="paragraph">
      <style:paragraph-properties fo:text-indent="0.4916in"/>
    </style:style>
    <style:style style:name="P760" style:parent-style-name="NormalWeb" style:family="paragraph">
      <style:paragraph-properties fo:text-indent="0.4916in"/>
    </style:style>
    <style:style style:name="P761" style:parent-style-name="NormalWeb" style:family="paragraph">
      <style:paragraph-properties fo:text-indent="0.4916in"/>
    </style:style>
    <style:style style:name="P762" style:parent-style-name="NormalWeb" style:family="paragraph">
      <style:text-properties text:display="none"/>
    </style:style>
    <style:style style:name="TableColumn764" style:family="table-column">
      <style:table-column-properties style:column-width="0.825in"/>
    </style:style>
    <style:style style:name="TableColumn765" style:family="table-column">
      <style:table-column-properties style:column-width="2.5048in"/>
    </style:style>
    <style:style style:name="Table763" style:family="table">
      <style:table-properties style:width="3.3298in" fo:margin-left="0in" table:align="left"/>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P768" style:parent-style-name="NormalWeb" style:family="paragraph">
      <style:text-properties fo:font-weight="bold" style:font-weight-asian="bold" style:font-weight-complex="bold"/>
    </style:style>
    <style:style style:name="TableCell769" style:family="table-cell">
      <style:table-cell-properties fo:border="none" style:writing-mode="lr-tb" style:vertical-align="middle" fo:padding-top="0.0104in" fo:padding-left="0.0104in" fo:padding-bottom="0.0104in" fo:padding-right="0.0104in"/>
    </style:style>
    <style:style style:name="P770" style:parent-style-name="NormalWeb" style:family="paragraph">
      <style:text-properties text:display="none"/>
    </style:style>
    <style:style style:name="TableColumn772" style:family="table-column">
      <style:table-column-properties style:column-width="1.0152in"/>
    </style:style>
    <style:style style:name="TableColumn773" style:family="table-column">
      <style:table-column-properties style:column-width="1.0902in"/>
    </style:style>
    <style:style style:name="TableColumn774" style:family="table-column">
      <style:table-column-properties style:column-width="0.0562in"/>
    </style:style>
    <style:style style:name="Table771" style:family="table">
      <style:table-properties style:width="2.1618in" fo:margin-left="0in" table:align="left"/>
    </style:style>
    <style:style style:name="TableRow775" style:family="table-row">
      <style:table-row-properties/>
    </style:style>
    <style:style style:name="TableCell776" style:family="table-cell">
      <style:table-cell-properties fo:border="none" style:writing-mode="lr-tb" style:vertical-align="middle" fo:padding-top="0.0104in" fo:padding-left="0.0104in" fo:padding-bottom="0.0104in" fo:padding-right="0.0104in"/>
    </style:style>
    <style:style style:name="P777" style:parent-style-name="NormalWeb" style:family="paragraph">
      <style:text-properties fo:font-weight="bold" style:font-weight-asian="bold" style:font-weight-complex="bold"/>
    </style:style>
    <style:style style:name="TableCell778" style:family="table-cell">
      <style:table-cell-properties fo:border="none" style:writing-mode="lr-tb" style:vertical-align="middle" fo:padding-top="0.0104in" fo:padding-left="0.0104in" fo:padding-bottom="0.0104in" fo:padding-right="0.0104in"/>
    </style:style>
    <style:style style:name="TableCell779" style:family="table-cell">
      <style:table-cell-properties fo:border="none" style:writing-mode="lr-tb" style:vertical-align="middle" fo:padding-top="0.0104in" fo:padding-left="0.0104in" fo:padding-bottom="0.0104in" fo:padding-right="0.0104in"/>
    </style:style>
    <style:style style:name="P780" style:parent-style-name="NormalWeb" style:family="paragraph">
      <style:text-properties text:display="none"/>
    </style:style>
    <style:style style:name="TableColumn782" style:family="table-column">
      <style:table-column-properties style:column-width="0.8576in"/>
    </style:style>
    <style:style style:name="TableColumn783" style:family="table-column">
      <style:table-column-properties style:column-width="1.5694in"/>
    </style:style>
    <style:style style:name="TableColumn784" style:family="table-column">
      <style:table-column-properties style:column-width="1.1305in"/>
    </style:style>
    <style:style style:name="Table781" style:family="table">
      <style:table-properties style:width="3.5576in" fo:margin-left="0in" table:align="left"/>
    </style:style>
    <style:style style:name="TableRow785" style:family="table-row">
      <style:table-row-properties/>
    </style:style>
    <style:style style:name="TableCell786" style:family="table-cell">
      <style:table-cell-properties fo:border="none" style:writing-mode="lr-tb" style:vertical-align="middle" fo:padding-top="0.0104in" fo:padding-left="0.0104in" fo:padding-bottom="0.0104in" fo:padding-right="0.0104in"/>
    </style:style>
    <style:style style:name="P787" style:parent-style-name="NormalWeb" style:family="paragraph">
      <style:text-properties fo:font-weight="bold" style:font-weight-asian="bold" style:font-weight-complex="bold"/>
    </style:style>
    <style:style style:name="TableCell788" style:family="table-cell">
      <style:table-cell-properties fo:border="none" style:writing-mode="lr-tb" style:vertical-align="middle" fo:padding-top="0.0104in" fo:padding-left="0.0104in" fo:padding-bottom="0.0104in" fo:padding-right="0.0104in"/>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NormalWeb" style:family="paragraph">
      <style:text-properties text:display="none"/>
    </style:style>
    <style:style style:name="TableColumn792" style:family="table-column">
      <style:table-column-properties style:column-width="0.7097in"/>
    </style:style>
    <style:style style:name="TableColumn793" style:family="table-column">
      <style:table-column-properties style:column-width="2.0881in"/>
    </style:style>
    <style:style style:name="TableColumn794" style:family="table-column">
      <style:table-column-properties style:column-width="1.0006in"/>
    </style:style>
    <style:style style:name="Table791" style:family="table">
      <style:table-properties style:width="3.7986in" fo:margin-left="0in" table:align="left"/>
    </style:style>
    <style:style style:name="TableRow795" style:family="table-row">
      <style:table-row-properties/>
    </style:style>
    <style:style style:name="TableCell796" style:family="table-cell">
      <style:table-cell-properties fo:border="none" style:writing-mode="lr-tb" style:vertical-align="middle" fo:padding-top="0.0104in" fo:padding-left="0.0104in" fo:padding-bottom="0.0104in" fo:padding-right="0.0104in"/>
    </style:style>
    <style:style style:name="P797" style:parent-style-name="NormalWeb" style:family="paragraph">
      <style:text-properties fo:font-weight="bold" style:font-weight-asian="bold" style:font-weight-complex="bold"/>
    </style:style>
    <style:style style:name="TableCell798" style:family="table-cell">
      <style:table-cell-properties fo:border="none" style:writing-mode="lr-tb" style:vertical-align="middle" fo:padding-top="0.0104in" fo:padding-left="0.0104in" fo:padding-bottom="0.0104in" fo:padding-right="0.0104in"/>
    </style:style>
    <style:style style:name="TableCell799" style:family="table-cell">
      <style:table-cell-properties fo:border="none" style:writing-mode="lr-tb" style:vertical-align="middle" fo:padding-top="0.0104in" fo:padding-left="0.0104in" fo:padding-bottom="0.0104in" fo:padding-right="0.0104in"/>
    </style:style>
    <style:style style:name="P800" style:parent-style-name="NormalWeb" style:family="paragraph">
      <style:text-properties text:display="none"/>
    </style:style>
    <style:style style:name="TableColumn802" style:family="table-column">
      <style:table-column-properties style:column-width="0.6631in"/>
    </style:style>
    <style:style style:name="TableColumn803" style:family="table-column">
      <style:table-column-properties style:column-width="2.3791in"/>
    </style:style>
    <style:style style:name="TableColumn804" style:family="table-column">
      <style:table-column-properties style:column-width="0.9638in"/>
    </style:style>
    <style:style style:name="Table801" style:family="table">
      <style:table-properties style:width="4.0062in" fo:margin-left="0in" table:align="left"/>
    </style:style>
    <style:style style:name="TableRow805" style:family="table-row">
      <style:table-row-properties/>
    </style:style>
    <style:style style:name="TableCell806" style:family="table-cell">
      <style:table-cell-properties fo:border="none" style:writing-mode="lr-tb" style:vertical-align="middle" fo:padding-top="0.0104in" fo:padding-left="0.0104in" fo:padding-bottom="0.0104in" fo:padding-right="0.0104in"/>
    </style:style>
    <style:style style:name="P807" style:parent-style-name="NormalWeb" style:family="paragraph">
      <style:text-properties fo:font-weight="bold" style:font-weight-asian="bold" style:font-weight-complex="bold"/>
    </style:style>
    <style:style style:name="TableCell808" style:family="table-cell">
      <style:table-cell-properties fo:border="none" style:writing-mode="lr-tb" style:vertical-align="middle" fo:padding-top="0.0104in" fo:padding-left="0.0104in" fo:padding-bottom="0.0104in" fo:padding-right="0.0104in"/>
    </style:style>
    <style:style style:name="TableCell809" style:family="table-cell">
      <style:table-cell-properties fo:border="none" style:writing-mode="lr-tb" style:vertical-align="middle" fo:padding-top="0.0104in" fo:padding-left="0.0104in" fo:padding-bottom="0.0104in" fo:padding-right="0.0104in"/>
    </style:style>
    <style:style style:name="P810" style:parent-style-name="NormalWeb" style:family="paragraph">
      <style:text-properties text:display="none"/>
    </style:style>
    <style:style style:name="TableColumn812" style:family="table-column">
      <style:table-column-properties style:column-width="0.8208in"/>
    </style:style>
    <style:style style:name="TableColumn813" style:family="table-column">
      <style:table-column-properties style:column-width="1.5298in"/>
    </style:style>
    <style:style style:name="TableColumn814" style:family="table-column">
      <style:table-column-properties style:column-width="1.0937in"/>
    </style:style>
    <style:style style:name="Table811" style:family="table">
      <style:table-properties style:width="3.4444in" fo:margin-left="0in" table:align="left"/>
    </style:style>
    <style:style style:name="TableRow815" style:family="table-row">
      <style:table-row-properties/>
    </style:style>
    <style:style style:name="TableCell816" style:family="table-cell">
      <style:table-cell-properties fo:border="none" style:writing-mode="lr-tb" style:vertical-align="middle" fo:padding-top="0.0104in" fo:padding-left="0.0104in" fo:padding-bottom="0.0104in" fo:padding-right="0.0104in"/>
    </style:style>
    <style:style style:name="P817" style:parent-style-name="NormalWeb" style:family="paragraph">
      <style:text-properties fo:font-weight="bold" style:font-weight-asian="bold" style:font-weight-complex="bold"/>
    </style:style>
    <style:style style:name="TableCell818" style:family="table-cell">
      <style:table-cell-properties fo:border="none" style:writing-mode="lr-tb" style:vertical-align="middle" fo:padding-top="0.0104in" fo:padding-left="0.0104in" fo:padding-bottom="0.0104in" fo:padding-right="0.0104in"/>
    </style:style>
    <style:style style:name="TableCell819" style:family="table-cell">
      <style:table-cell-properties fo:border="none" style:writing-mode="lr-tb" style:vertical-align="middle" fo:padding-top="0.0104in" fo:padding-left="0.0104in" fo:padding-bottom="0.0104in" fo:padding-right="0.0104in"/>
    </style:style>
    <style:style style:name="P820" style:parent-style-name="NormalWeb" style:family="paragraph">
      <style:text-properties text:display="none"/>
    </style:style>
    <style:style style:name="TableColumn822" style:family="table-column">
      <style:table-column-properties style:column-width="1.552in"/>
    </style:style>
    <style:style style:name="TableColumn823" style:family="table-column">
      <style:table-column-properties style:column-width="2.4854in"/>
    </style:style>
    <style:style style:name="TableColumn824" style:family="table-column">
      <style:table-column-properties style:column-width="1.7875in"/>
    </style:style>
    <style:style style:name="Table821" style:family="table">
      <style:table-properties style:width="5.825in" fo:margin-left="0in" table:align="left"/>
    </style:style>
    <style:style style:name="TableRow825" style:family="table-row">
      <style:table-row-properties/>
    </style:style>
    <style:style style:name="TableCell826" style:family="table-cell">
      <style:table-cell-properties fo:border="none" style:writing-mode="lr-tb" style:vertical-align="middle" fo:padding-top="0.0104in" fo:padding-left="0.0104in" fo:padding-bottom="0.0104in" fo:padding-right="0.0104in"/>
    </style:style>
    <style:style style:name="P827" style:parent-style-name="NormalWeb" style:family="paragraph">
      <style:text-properties fo:font-weight="bold" style:font-weight-asian="bold" style:font-weight-complex="bold"/>
    </style:style>
    <style:style style:name="TableCell828" style:family="table-cell">
      <style:table-cell-properties fo:border="none" style:writing-mode="lr-tb" style:vertical-align="middle" fo:padding-top="0.0104in" fo:padding-left="0.0104in" fo:padding-bottom="0.0104in" fo:padding-right="0.0104in"/>
    </style:style>
    <style:style style:name="TableCell829" style:family="table-cell">
      <style:table-cell-properties fo:border="none" style:writing-mode="lr-tb" style:vertical-align="middle" fo:padding-top="0.0104in" fo:padding-left="0.0104in" fo:padding-bottom="0.0104in" fo:padding-right="0.0104in"/>
    </style:style>
    <style:style style:name="P830" style:parent-style-name="NormalWeb" style:family="paragraph">
      <style:text-properties text:display="none"/>
    </style:style>
    <style:style style:name="TableColumn832" style:family="table-column">
      <style:table-column-properties style:column-width="0.9965in"/>
    </style:style>
    <style:style style:name="TableColumn833" style:family="table-column">
      <style:table-column-properties style:column-width="1.884in"/>
    </style:style>
    <style:style style:name="TableColumn834" style:family="table-column">
      <style:table-column-properties style:column-width="1.5937in"/>
    </style:style>
    <style:style style:name="Table831" style:family="table">
      <style:table-properties style:width="4.4743in" fo:margin-left="0in" table:align="left"/>
    </style:style>
    <style:style style:name="TableRow835" style:family="table-row">
      <style:table-row-properties/>
    </style:style>
    <style:style style:name="TableCell836" style:family="table-cell">
      <style:table-cell-properties fo:border="none" style:writing-mode="lr-tb" style:vertical-align="middle" fo:padding-top="0.0104in" fo:padding-left="0.0104in" fo:padding-bottom="0.0104in" fo:padding-right="0.0104in"/>
    </style:style>
    <style:style style:name="P837" style:parent-style-name="NormalWeb" style:family="paragraph">
      <style:text-properties fo:font-weight="bold" style:font-weight-asian="bold" style:font-weight-complex="bold"/>
    </style:style>
    <style:style style:name="TableCell838" style:family="table-cell">
      <style:table-cell-properties fo:border="none" style:writing-mode="lr-tb" style:vertical-align="middle" fo:padding-top="0.0104in" fo:padding-left="0.0104in" fo:padding-bottom="0.0104in" fo:padding-right="0.0104in"/>
    </style:style>
    <style:style style:name="TableCell839" style:family="table-cell">
      <style:table-cell-properties fo:border="none" style:writing-mode="lr-tb" style:vertical-align="middle" fo:padding-top="0.0104in" fo:padding-left="0.0104in" fo:padding-bottom="0.0104in" fo:padding-right="0.0104in"/>
    </style:style>
    <style:style style:name="P840" style:parent-style-name="NormalWeb" style:family="paragraph">
      <style:text-properties text:display="none"/>
    </style:style>
    <style:style style:name="TableColumn842" style:family="table-column">
      <style:table-column-properties style:column-width="0.8395in"/>
    </style:style>
    <style:style style:name="TableColumn843" style:family="table-column">
      <style:table-column-properties style:column-width="1.7361in"/>
    </style:style>
    <style:style style:name="TableColumn844" style:family="table-column">
      <style:table-column-properties style:column-width="1.2791in"/>
    </style:style>
    <style:style style:name="Table841" style:family="table">
      <style:table-properties style:width="3.8548in" fo:margin-left="0in" table:align="left"/>
    </style:style>
    <style:style style:name="TableRow845" style:family="table-row">
      <style:table-row-properties/>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Web" style:family="paragraph">
      <style:text-properties fo:font-weight="bold" style:font-weight-asian="bold" style:font-weight-complex="bold"/>
    </style:style>
    <style:style style:name="TableCell848" style:family="table-cell">
      <style:table-cell-properties fo:border="none" style:writing-mode="lr-tb" style:vertical-align="middle" fo:padding-top="0.0104in" fo:padding-left="0.0104in" fo:padding-bottom="0.0104in" fo:padding-right="0.0104in"/>
    </style:style>
    <style:style style:name="TableCell849" style:family="table-cell">
      <style:table-cell-properties fo:border="none" style:writing-mode="lr-tb" style:vertical-align="middle" fo:padding-top="0.0104in" fo:padding-left="0.0104in" fo:padding-bottom="0.0104in" fo:padding-right="0.0104in"/>
    </style:style>
    <style:style style:name="P850" style:parent-style-name="NormalWeb" style:family="paragraph">
      <style:text-properties text:display="none"/>
    </style:style>
    <style:style style:name="TableColumn852" style:family="table-column">
      <style:table-column-properties style:column-width="0.6909in"/>
    </style:style>
    <style:style style:name="TableColumn853" style:family="table-column">
      <style:table-column-properties style:column-width="2.2548in"/>
    </style:style>
    <style:style style:name="TableColumn854" style:family="table-column">
      <style:table-column-properties style:column-width="1.1493in"/>
    </style:style>
    <style:style style:name="Table851" style:family="table">
      <style:table-properties style:width="4.0951in" fo:margin-left="0in" table:align="left"/>
    </style:style>
    <style:style style:name="TableRow855" style:family="table-row">
      <style:table-row-properties/>
    </style:style>
    <style:style style:name="TableCell856" style:family="table-cell">
      <style:table-cell-properties fo:border="none" style:writing-mode="lr-tb" style:vertical-align="middle" fo:padding-top="0.0104in" fo:padding-left="0.0104in" fo:padding-bottom="0.0104in" fo:padding-right="0.0104in"/>
    </style:style>
    <style:style style:name="P857" style:parent-style-name="NormalWeb" style:family="paragraph">
      <style:text-properties fo:font-weight="bold" style:font-weight-asian="bold" style:font-weight-complex="bold"/>
    </style:style>
    <style:style style:name="TableCell858" style:family="table-cell">
      <style:table-cell-properties fo:border="none" style:writing-mode="lr-tb" style:vertical-align="middle" fo:padding-top="0.0104in" fo:padding-left="0.0104in" fo:padding-bottom="0.0104in" fo:padding-right="0.0104in"/>
    </style:style>
    <style:style style:name="TableCell859" style:family="table-cell">
      <style:table-cell-properties fo:border="none" style:writing-mode="lr-tb" style:vertical-align="middle" fo:padding-top="0.0104in" fo:padding-left="0.0104in" fo:padding-bottom="0.0104in" fo:padding-right="0.0104in"/>
    </style:style>
    <style:style style:name="P860" style:parent-style-name="NormalWeb" style:family="paragraph">
      <style:text-properties text:display="none"/>
    </style:style>
    <style:style style:name="TableColumn862" style:family="table-column">
      <style:table-column-properties style:column-width="0.8347in"/>
    </style:style>
    <style:style style:name="TableColumn863" style:family="table-column">
      <style:table-column-properties style:column-width="3.134in"/>
    </style:style>
    <style:style style:name="TableColumn864" style:family="table-column">
      <style:table-column-properties style:column-width="0.8069in"/>
    </style:style>
    <style:style style:name="Table861" style:family="table">
      <style:table-properties style:width="4.7756in" fo:margin-left="0in" table:align="left"/>
    </style:style>
    <style:style style:name="TableRow865" style:family="table-row">
      <style:table-row-properties/>
    </style:style>
    <style:style style:name="TableCell866" style:family="table-cell">
      <style:table-cell-properties fo:border="none" style:writing-mode="lr-tb" style:vertical-align="middle" fo:padding-top="0.0104in" fo:padding-left="0.0104in" fo:padding-bottom="0.0104in" fo:padding-right="0.0104in"/>
    </style:style>
    <style:style style:name="P867" style:parent-style-name="NormalWeb" style:family="paragraph">
      <style:text-properties fo:font-weight="bold" style:font-weight-asian="bold" style:font-weight-complex="bold"/>
    </style:style>
    <style:style style:name="TableCell868" style:family="table-cell">
      <style:table-cell-properties fo:border="none" style:writing-mode="lr-tb" style:vertical-align="middle" fo:padding-top="0.0104in" fo:padding-left="0.0104in" fo:padding-bottom="0.0104in" fo:padding-right="0.0104in"/>
    </style:style>
    <style:style style:name="TableCell869" style:family="table-cell">
      <style:table-cell-properties fo:border="none" style:writing-mode="lr-tb" style:vertical-align="middle" fo:padding-top="0.0104in" fo:padding-left="0.0104in" fo:padding-bottom="0.0104in" fo:padding-right="0.0104in"/>
    </style:style>
    <style:style style:name="P870" style:parent-style-name="NormalWeb" style:family="paragraph">
      <style:text-properties fo:font-weight="bold" style:font-weight-asian="bold" style:font-weight-complex="bold"/>
    </style:style>
    <style:style style:name="T871" style:parent-style-name="Policepardéfaut" style:family="text">
      <style:text-properties fo:font-weight="bold" style:font-weight-asian="bold" style:font-weight-complex="bold"/>
    </style:style>
    <style:style style:name="T872" style:parent-style-name="Policepardéfaut" style:family="text">
      <style:text-properties fo:font-weight="bold" style:font-weight-asian="bold" style:font-weight-complex="bold"/>
    </style:style>
    <style:style style:name="T873" style:parent-style-name="Policepardéfaut" style:family="text">
      <style:text-properties fo:font-weight="bold" style:font-weight-asian="bold" style:font-weight-complex="bold"/>
    </style:style>
    <style:style style:name="T874" style:parent-style-name="Policepardéfaut" style:family="text">
      <style:text-properties fo:font-weight="bold" style:font-weight-asian="bold" style:font-weight-complex="bold"/>
    </style:style>
    <style:style style:name="T875" style:parent-style-name="Policepardéfaut" style:family="text">
      <style:text-properties fo:font-weight="bold" style:font-weight-asian="bold" style:font-weight-complex="bold"/>
    </style:style>
    <style:style style:name="P876" style:parent-style-name="NormalWeb" style:family="paragraph">
      <style:text-properties fo:font-weight="bold" style:font-weight-asian="bold" style:font-weight-complex="bold" fo:font-style="italic" style:font-style-asian="italic" style:font-style-complex="italic"/>
    </style:style>
    <style:style style:name="T877" style:parent-style-name="Policepardéfaut" style:family="text">
      <style:text-properties fo:font-weight="bold" style:font-weight-asian="bold" style:font-weight-complex="bold"/>
    </style:style>
    <style:style style:name="T878" style:parent-style-name="Policepardéfaut" style:family="text">
      <style:text-properties fo:font-weight="bold" style:font-weight-asian="bold" style:font-weight-complex="bold"/>
    </style:style>
    <style:style style:name="T879" style:parent-style-name="Policepardéfaut" style:family="text">
      <style:text-properties fo:font-weight="bold" style:font-weight-asian="bold" style:font-weight-complex="bold"/>
    </style:style>
    <style:style style:name="P880" style:parent-style-name="NormalWeb" style:family="paragraph">
      <style:text-properties fo:font-weight="bold" style:font-weight-asian="bold" style:font-weight-complex="bold" fo:font-style="italic" style:font-style-asian="italic" style:font-style-complex="italic"/>
    </style:style>
    <style:style style:name="P881" style:parent-style-name="NormalWeb" style:family="paragraph">
      <style:text-properties fo:font-weight="bold" style:font-weight-asian="bold" style:font-weight-complex="bold" fo:font-style="italic" style:font-style-asian="italic" style:font-style-complex="italic"/>
    </style:style>
    <style:style style:name="P882" style:parent-style-name="NormalWeb" style:family="paragraph">
      <style:paragraph-properties fo:margin-left="0.4916in">
        <style:tab-stops/>
      </style:paragraph-properties>
    </style:style>
    <style:style style:name="T883" style:parent-style-name="Policepardéfaut" style:family="text">
      <style:text-properties style:font-name="Calibri" style:font-name-asian="Calibri" fo:font-size="11pt" style:font-size-asian="11pt" style:font-size-complex="11pt" style:language-asian="en" style:country-asian="US"/>
    </style:style>
    <style:style style:name="P884" style:parent-style-name="NormalWeb" style:family="paragraph">
      <style:paragraph-properties fo:margin-left="0.4916in">
        <style:tab-stops/>
      </style:paragraph-properties>
    </style:style>
    <style:style style:name="T885" style:parent-style-name="Policepardéfaut" style:family="text">
      <style:text-properties style:font-name="Courier New" style:font-name-asian="Calibri" style:font-name-complex="Courier New" fo:font-size="10pt" style:font-size-asian="10pt" style:font-size-complex="10pt" style:language-asian="en" style:country-asian="US"/>
    </style:style>
    <style:style style:name="T886" style:parent-style-name="Policepardéfaut" style:family="text">
      <style:text-properties style:font-name="Calibri" style:font-name-asian="Calibri" fo:font-size="11pt" style:font-size-asian="11pt" style:font-size-complex="11pt" style:language-asian="en" style:country-asian="US"/>
    </style:style>
    <style:style style:name="T887" style:parent-style-name="Policepardéfaut" style:family="text">
      <style:text-properties fo:font-weight="bold" style:font-weight-asian="bold" style:font-weight-complex="bold"/>
    </style:style>
    <style:style style:name="P888" style:parent-style-name="NormalWeb" style:family="paragraph">
      <style:paragraph-properties fo:margin-left="0.4916in">
        <style:tab-stops/>
      </style:paragraph-properties>
    </style:style>
    <style:style style:name="P889" style:parent-style-name="NormalWeb" style:family="paragraph">
      <style:paragraph-properties fo:margin-left="0.4916in">
        <style:tab-stops/>
      </style:paragraph-properties>
    </style:style>
    <style:style style:name="P890" style:parent-style-name="NormalWeb" style:family="paragraph">
      <style:paragraph-properties fo:margin-left="0.4916in">
        <style:tab-stops/>
      </style:paragraph-properties>
    </style:style>
    <style:style style:name="P891" style:parent-style-name="NormalWeb" style:family="paragraph">
      <style:text-properties fo:font-weight="bold" style:font-weight-asian="bold" style:font-weight-complex="bold" fo:font-style="italic" style:font-style-asian="italic" style:font-style-complex="italic"/>
    </style:style>
    <style:style style:name="T892" style:parent-style-name="Policepardéfaut" style:family="text">
      <style:text-properties fo:font-weight="bold" style:font-weight-asian="bold" style:font-weight-complex="bold" fo:font-style="italic" style:font-style-asian="italic" style:font-style-complex="italic"/>
    </style:style>
    <style:style style:name="P893" style:parent-style-name="NormalWeb" style:family="paragraph">
      <style:text-properties fo:font-weight="bold" style:font-weight-asian="bold" style:font-weight-complex="bold" fo:font-style="italic" style:font-style-asian="italic" style:font-style-complex="italic"/>
    </style:style>
    <style:style style:name="P894" style:parent-style-name="NormalWeb" style:family="paragraph">
      <style:paragraph-properties fo:text-indent="0.4916in"/>
    </style:style>
    <style:style style:name="P895" style:parent-style-name="NormalWeb" style:family="paragraph">
      <style:paragraph-properties fo:margin-left="0.4916in" fo:text-indent="0.4916in">
        <style:tab-stops/>
      </style:paragraph-properties>
    </style:style>
    <style:style style:name="P896" style:parent-style-name="NormalWeb" style:family="paragraph">
      <style:text-properties fo:font-weight="bold" style:font-weight-asian="bold" style:font-weight-complex="bold"/>
    </style:style>
    <style:style style:name="T897" style:parent-style-name="Policepardéfaut" style:family="text">
      <style:text-properties fo:font-weight="bold" style:font-weight-asian="bold" style:font-weight-complex="bold"/>
    </style:style>
    <style:style style:name="T898" style:parent-style-name="Policepardéfaut" style:family="text">
      <style:text-properties fo:font-weight="bold" style:font-weight-asian="bold" style:font-weight-complex="bold"/>
    </style:style>
    <style:style style:name="T899" style:parent-style-name="Policepardéfaut" style:family="text">
      <style:text-properties fo:font-weight="bold" style:font-weight-asian="bold" style:font-weight-complex="bold"/>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 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P415">le DOM (Document Object Model)</text:p>
      <text:p text:style-name="Normal">Le<text:s/><text:span text:style-name="T416">Document Object Model (DOM)</text:span><text:s/>est une interface de programmation qui permet aux développeurs de manipuler les documents HTML comme des objets. Grâce au DOM, vous pouvez modifier dynamiquement le contenu, la structure, et le style d’une page web.</text:p>
      <text:p text:style-name="P417">Définition</text:p>
      <text:p text:style-name="Normal">Le DOM est une représentation en arbre des documents HTML (ou XML).<text:s/></text:p>
      <text:p text:style-name="Normal">Chaque élément HTML est un<text:s/><text:span text:style-name="T418">nœud</text:span><text:s/>dans cet arbre.<text:s/></text:p>
      <text:p text:style-name="Normal">Le DOM fournit des méthodes et propriétés pour interagir avec ces nœuds.</text:p>
      <text:p text:style-name="P419">Exemple : HTML et DOM</text:p>
      <text:p text:style-name="Normal">&lt;!DOCTYPE html&gt;</text:p>
      <text:p text:style-name="Normal">&lt;html&gt;</text:p>
      <text:p text:style-name="Normal">&lt;head&gt;</text:p>
      <text:p text:style-name="Normal"><text:s text:c="4"/>&lt;title&gt;Exemple&lt;/title&gt;</text:p>
      <text:p text:style-name="Normal">&lt;/head&gt;</text:p>
      <text:p text:style-name="Normal">&lt;body&gt;</text:p>
      <text:p text:style-name="Normal"><text:s text:c="4"/>&lt;h1&gt;Bonjour, monde !&lt;/h1&gt;</text:p>
      <text:p text:style-name="Normal"><text:s text:c="4"/>&lt;p&gt;Paragraphe.&lt;/p&gt;</text:p>
      <text:p text:style-name="Normal">&lt;/body&gt;</text:p>
      <text:p text:style-name="Normal">&lt;/html&gt;</text:p>
      <text:p text:style-name="P420">DOM (représentation en arbre) :</text:p>
      <text:p text:style-name="Normal">html</text:p>
      <text:p text:style-name="Normal"><text:span text:style-name="T421">├</text:span><text:span text:style-name="T422">──</text:span><text:s/>head</text:p>
      <text:p text:style-name="Normal">│ <text:s text:c="2"/><text:span text:style-name="T423">├</text:span><text:span text:style-name="T424">──</text:span><text:s/>title</text:p>
      <text:p text:style-name="Normal">│ <text:s text:c="6"/>└── "Exemple"</text:p>
      <text:p text:style-name="Normal"><text:span text:style-name="T425">├</text:span><text:span text:style-name="T426">──</text:span><text:s/>body</text:p>
      <text:p text:style-name="Normal"><text:s text:c="4"/><text:span text:style-name="T427">├</text:span><text:span text:style-name="T428">──</text:span><text:s/>h1</text:p>
      <text:p text:style-name="Normal"><text:s text:c="4"/>│ <text:s text:c="2"/>└── "Bonjour, monde !"</text:p>
      <text:p text:style-name="Normal"><text:s text:c="4"/>└── p</text:p>
      <text:p text:style-name="Normal"><text:s text:c="8"/>└── "Paragraphe."</text:p>
      <text:p text:style-name="P429">Accéder aux éléments du DOM</text:p>
      <text:p text:style-name="P430">a. Par id</text:p>
      <text:p text:style-name="Normal">La méthode getElementById permet de sélectionner un élément par son identifiant.</text:p>
      <text:p text:style-name="Normal"><text:span text:style-name="T431">HTML :</text:span></text:p>
      <text:p text:style-name="P432">&lt;p id="monParagraphe"&gt;Ceci est un paragraphe.&lt;/p&gt;</text:p>
      <text:p text:style-name="P433">JavaScript :<text:tab/></text:p>
      <text:p text:style-name="P434">const paragraphe = document.getElementById('monParagraphe');</text:p>
      <text:p text:style-name="P435">console.log(paragraphe.textContent); // Résultat : "Ceci est un paragraphe."</text:p>
      <text:p text:style-name="P436">b. Par balise (tag)</text:p>
      <text:p text:style-name="Normal">La méthode getElementsByTagName sélectionne tous les éléments d'une certaine balise.</text:p>
      <text:p text:style-name="Normal"><text:span text:style-name="T437">HTML :</text:span></text:p>
      <text:p text:style-name="P438">&lt;h1&gt;Titre 1&lt;/h1&gt;</text:p>
      <text:p text:style-name="P439">&lt;h1&gt;Titre 2&lt;/h1&gt;</text:p>
      <text:p text:style-name="P440">JavaScript :<text:tab/></text:p>
      <text:p text:style-name="P441">const titres = document.getElementsByTagName('h1');</text:p>
      <text:p text:style-name="P442">console.log(titres[0].textContent); // Résultat : "Titre 1"</text:p>
      <text:p text:style-name="P443">console.log(titres[1].textContent); // Résultat : "Titre 2"</text:p>
      <text:p text:style-name="P444">c. Par classe</text:p>
      <text:p text:style-name="Normal">La méthode getElementsByClassName permet de sélectionner des éléments par leur classe.</text:p>
      <text:p text:style-name="Normal"><text:span text:style-name="T445">HTML :</text:span></text:p>
      <text:p text:style-name="P446">&lt;p class="texte"&gt;Paragraphe 1&lt;/p&gt;</text:p>
      <text:p text:style-name="P447">&lt;p class="texte"&gt;Paragraphe 2&lt;/p&gt;</text:p>
      <text:p text:style-name="P448">JavaScript :<text:tab/></text:p>
      <text:p text:style-name="Normal"/>
      <text:p text:style-name="P449">const paragraphes = document.getElementsByClassName('texte');</text:p>
      <text:p text:style-name="P450">console.log(paragraphes[0].textContent); // Résultat : "Paragraphe 1"</text:p>
      <text:p text:style-name="P451">d. Par sélecteur CSS</text:p>
      <text:p text:style-name="Normal">La méthode querySelector (ou querySelectorAll) utilise des sélecteurs CSS pour sélectionner un ou plusieurs éléments.</text:p>
      <text:p text:style-name="Normal"><text:span text:style-name="T452">HTML :</text:span></text:p>
      <text:p text:style-name="P453">&lt;div class="conteneur"&gt;</text:p>
      <text:p text:style-name="P454"><text:s text:c="4"/>&lt;p id="texte"&gt;Paragraphe 1&lt;/p&gt;</text:p>
      <text:p text:style-name="P455">&lt;/div&gt;</text:p>
      <text:p text:style-name="P456">JavaScript :<text:tab/></text:p>
      <text:p text:style-name="P457">const paragraphe = document.querySelector('.conteneur #texte');</text:p>
      <text:p text:style-name="P458">console.log(paragraphe.textContent); // Résultat : "Paragraphe 1"</text:p>
      <text:p text:style-name="P459"/>
      <text:p text:style-name="P460">3. Modifier le DOM</text:p>
      <text:p text:style-name="P461">a. Modifier le texte</text:p>
      <text:p text:style-name="Normal">Vous pouvez modifier le contenu d'un élément avec textContent ou innerHTML.</text:p>
      <text:p text:style-name="Normal"><text:span text:style-name="T462">HTML :</text:span></text:p>
      <text:p text:style-name="P463">&lt;p id="monParagraphe"&gt;Ceci est un paragraphe.&lt;/p&gt;</text:p>
      <text:p text:style-name="P464">JavaScript :<text:tab/></text:p>
      <text:p text:style-name="Normal"><text:span text:style-name="T465"><text:tab/></text:span>const paragraphe = document.getElementById('monParagraphe');</text:p>
      <text:p text:style-name="P466">paragraphe.textContent = "Texte modifié."; // Change le texte</text:p>
      <text:p text:style-name="P467">b. Modifier les styles</text:p>
      <text:p text:style-name="Normal">Chaque élément HTML possède une propriété style qui permet de définir ses styles<text:s/></text:p>
      <text:p text:style-name="Normal">element.style.<text:span text:style-name="T468">propriétéCSS</text:span><text:s/>=<text:s/><text:span text:style-name="T469">valeur</text:span>;</text:p>
      <text:list text:style-name="LFO18" text:continue-numbering="true">
        <text:list-item>
          <text:p text:style-name="P470"><text:span text:style-name="T471">propriétéCSS</text:span><text:s/>: La propriété CSS que vous souhaitez modifier (écrite en camelCase).</text:p>
          <text:list text:continue-numbering="true">
            <text:list-item>
              <text:p text:style-name="P472">Exemple : background-color devient backgroundColor.</text:p>
            </text:list-item>
          </text:list>
        </text:list-item>
        <text:list-item>
          <text:p text:style-name="P473"><text:span text:style-name="T474">valeur</text:span><text:s/>: La valeur que vous attribuez à la propriété CSS.</text:p>
        </text:list-item>
      </text:list>
      <text:p text:style-name="P475"/>
      <text:p text:style-name="P476">Exemple :</text:p>
      <text:p text:style-name="P477"><text:span text:style-name="T478">HTML :</text:span></text:p>
      <text:p text:style-name="P479">&lt;p id="monParagraphe"&gt;Ceci est un paragraphe.&lt;/p&gt;</text:p>
      <text:p text:style-name="P480">JavaScript :</text:p>
      <text:p text:style-name="P481">const paragraphe = document.getElementById('monParagraphe');</text:p>
      <text:p text:style-name="P482">paragraphe.style.color = 'red'; // Change la couleur du texte</text:p>
      <text:p text:style-name="P483">paragraphe.style.fontSize = '20px'; // Change la taille du texte</text:p>
      <text:p text:style-name="Normal">La modification directe des styles via style peut vite devenir complexe.<text:s/></text:p>
      <text:p text:style-name="Normal">Une meilleure pratique consiste à utiliser des<text:s/><text:span text:style-name="T484">classes CSS</text:span>, puis à les ajouter ou les retirer en JavaScript.</text:p>
      <text:p text:style-name="P485">Ajouter ou retirer une classe :</text:p>
      <text:list text:style-name="LFO19" text:continue-numbering="true">
        <text:list-item>
          <text:p text:style-name="P486"><text:span text:style-name="T487">classList.add()</text:span><text:s/>: Ajoute une classe.</text:p>
        </text:list-item>
        <text:list-item>
          <text:p text:style-name="P488"><text:span text:style-name="T489">classList.remove()</text:span><text:s/>: Retire une classe.</text:p>
        </text:list-item>
        <text:list-item>
          <text:p text:style-name="P490"><text:span text:style-name="T491">classList.toggle()</text:span><text:s/>: Ajoute la classe si elle n'existe pas, la retire sinon.</text:p>
        </text:list-item>
      </text:list>
      <text:h text:style-name="Titre4" text:outline-level="4"><text:span text:style-name="T492">Exemple</text:span><text:span text:style-name="T493"><text:s/></text:span><text:span text:style-name="T494">:</text:span></text:h>
      <text:p text:style-name="Normal"><text:span text:style-name="T495">HTML :</text:span></text:p>
      <text:p text:style-name="Normal">&lt;p id="texte" class="paragraphe"&gt;Paragraphe stylisé.&lt;/p&gt;</text:p>
      <text:p text:style-name="Normal">&lt;button id="bouton"&gt;Changer le style&lt;/button&gt;</text:p>
      <text:p text:style-name="P496">CSS :</text:p>
      <text:p text:style-name="Normal">.paragraphe {</text:p>
      <text:p text:style-name="Normal"><text:s text:c="4"/>color: green;</text:p>
      <text:p text:style-name="Normal"><text:s text:c="4"/>font-weight: bold;</text:p>
      <text:p text:style-name="Normal">}</text:p>
      <text:p text:style-name="Normal">.nouveau-style {</text:p>
      <text:p text:style-name="Normal"><text:s text:c="4"/>background-color: yellow;</text:p>
      <text:p text:style-name="Normal"><text:s text:c="4"/>font-size: 25px;</text:p>
      <text:p text:style-name="Normal">}</text:p>
      <text:p text:style-name="Normal"><text:span text:style-name="T497">JavaScript</text:span><text:s/>:</text:p>
      <text:p text:style-name="Normal">const paragraphe = document.getElementById('texte');</text:p>
      <text:p text:style-name="Normal">const bouton = document.getElementById('bouton');</text:p>
      <text:p text:style-name="Normal">bouton.addEventListener('click', () =&gt; {</text:p>
      <text:p text:style-name="Normal"><text:s text:c="4"/>paragraphe.classList.toggle('nouveau-style');</text:p>
      <text:p text:style-name="Normal">});</text:p>
      <text:p text:style-name="Normal"/>
      <text:p text:style-name="P498">c. Ajouter ou supprimer des éléments</text:p>
      <text:p text:style-name="P499">Ajouter un élément :</text:p>
      <text:p text:style-name="Normal">La méthode<text:s/><text:span text:style-name="T500">document.createElement()</text:span><text:s/>permet de créer un nouvel élément HTML.</text:p>
      <text:p text:style-name="P501">Étapes pour ajouter un élément :</text:p>
      <text:list text:style-name="LFO20" text:continue-numbering="true">
        <text:list-item>
          <text:p text:style-name="P502"><text:span text:style-name="T503">Créer l'élément</text:span><text:s/>avec createElement.</text:p>
        </text:list-item>
        <text:list-item>
          <text:p text:style-name="P504"><text:span text:style-name="T505">Définir son contenu</text:span><text:s/>ou ses attributs.</text:p>
        </text:list-item>
        <text:list-item>
          <text:p text:style-name="P506"><text:span text:style-name="T507">L'ajouter au DOM</text:span><text:s/>avec une méthode comme append</text:p>
        </text:list-item>
      </text:list>
      <text:p text:style-name="P508">Exemple :</text:p>
      <text:p text:style-name="P509">const liste = document.createElement('ul'); // crée dynamiquement un élément HTML &lt;ul&gt;</text:p>
      <text:p text:style-name="P510">const item = document.createElement('li');// crée dynamiquement un élément HTML &lt;li&gt;</text:p>
      <text:p text:style-name="P511">item.textContent = "Nouvel élément"; // définit le contenu textuel de l'élément &lt;li&gt;</text:p>
      <text:p text:style-name="P512">liste.append (item); // insère l’élément &lt;li&gt; (enfant) dans l’élément &lt;ul&gt; (parent).</text:p>
      <text:p text:style-name="P513">document.body.append (liste);// insère la liste &lt;ul&gt; (avec son &lt;li&gt; enfant) comme dernier élément de &lt;body&gt;</text:p>
      <text:p text:style-name="P514"/>
      <text:p text:style-name="P515">Supprimer un élément :<text:s/></text:p>
      <text:p text:style-name="Normal">La méthode<text:s/><text:span text:style-name="T516">remove</text:span>() permet de supprimer directement un élément.</text:p>
      <text:p text:style-name="Normal"><text:tab/>const item = document.querySelector('li');</text:p>
      <text:p text:style-name="P517">item.remove(); // Supprime l'élément, Si plusieurs &lt;li&gt; existent, seul le premier sera ciblé.<text:s/></text:p>
      <text:p text:style-name="Normal"/>
      <text:list text:style-name="LFO21" text:continue-numbering="true">
        <text:list-item>
          <text:p text:style-name="P518">5. Méthodes importantes du DOM :</text:p>
        </text:list-item>
      </text:list>
      <text:h text:style-name="P519" text:outline-level="4"><text:span text:style-name="T520">Accéder aux éléments</text:span></text:h>
      <text:list text:style-name="LFO21" text:continue-numbering="true">
        <text:list-item>
          <text:p text:style-name="P521"><text:span text:style-name="T522">getElementsByTagName() -<text:s/></text:span><text:span text:style-name="T523">Sélectionne tous les éléments avec la balise entre parenthèses</text:span></text:p>
        </text:list-item>
        <text:list-item>
          <text:p text:style-name="P524"><text:span text:style-name="T525">getElementById() </text:span><text:span text:style-name="T526">- Sélectionne un seul élément : le premier ayant l'ID entre parenthèses</text:span></text:p>
        </text:list-item>
        <text:list-item>
          <text:p text:style-name="P527"><text:span text:style-name="T528">getElementsByClassName() -<text:s/></text:span><text:span text:style-name="T529">Sélectionne tous les éléments avec la classe entre parenthèses</text:span></text:p>
        </text:list-item>
        <text:list-item>
          <text:p text:style-name="P530"><text:span text:style-name="T531">querySelector() -<text:s/></text:span><text:span text:style-name="T532">Sélectionne un seul élément : celui avec le sélecteur entre parenthèses</text:span></text:p>
        </text:list-item>
        <text:list-item>
          <text:p text:style-name="P533"><text:span text:style-name="T534">querySelectorAll() </text:span><text:span text:style-name="T535">- Sélectionne tous les éléments avec le sélecteur entre parenthèses</text:span></text:p>
        </text:list-item>
      </text:list>
      <text:p text:style-name="P536"/>
      <text:p text:style-name="P537">Modifier les éléments</text:p>
      <text:list text:style-name="LFO22" text:continue-numbering="true">
        <text:list-item>
          <text:p text:style-name="P538"><text:span text:style-name="T539">textContent -<text:s/></text:span><text:span text:style-name="T540">Modifie le texte d'un élément</text:span></text:p>
        </text:list-item>
        <text:list-item>
          <text:p text:style-name="P541"><text:span text:style-name="T542">innerHTML -<text:s/></text:span><text:span text:style-name="T543">Modifie l'HTML d'un élément</text:span></text:p>
        </text:list-item>
      </text:list>
      <text:p text:style-name="P544"/>
      <text:p text:style-name="P545">Ajouter et supprimer des éléments</text:p>
      <text:list text:style-name="LFO23" text:continue-numbering="true">
        <text:list-item>
          <text:p text:style-name="P546"><text:span text:style-name="T547">createElement() -<text:s/></text:span><text:span text:style-name="T548">Crée un élément</text:span></text:p>
        </text:list-item>
        <text:list-item>
          <text:p text:style-name="P549"><text:span text:style-name="T550">prepend() -<text:s/></text:span><text:span text:style-name="T551">Ajoute l'élément entre parenthèses devant l'élément cible</text:span></text:p>
        </text:list-item>
        <text:list-item>
          <text:p text:style-name="P552"><text:span text:style-name="T553">append() -<text:s/></text:span><text:span text:style-name="T554">Ajouter l'élément entre parenthèses derrière l'élément cible (peut contenir du texte)</text:span></text:p>
        </text:list-item>
        <text:list-item>
          <text:p text:style-name="P555"><text:span text:style-name="T556">appendChild() -<text:s/></text:span><text:span text:style-name="T557">Ajouter l'élément entre parenthèses derrière l'élément cible (ne peut pas contenir du texte)</text:span></text:p>
        </text:list-item>
        <text:list-item>
          <text:p text:style-name="P558"><text:span text:style-name="T559">insertBefore() -<text:s/></text:span><text:span text:style-name="T560">Insère un élément avant l'élément cible</text:span></text:p>
        </text:list-item>
        <text:list-item>
          <text:p text:style-name="P561"/>
        </text:list-item>
      </text:list>
      <text:p text:style-name="P562">Modifier le style d'un élément</text:p>
      <text:list text:style-name="LFO24" text:continue-numbering="true">
        <text:list-item>
          <text:p text:style-name="P563"><text:span text:style-name="T564">style.propriété -<text:s/></text:span><text:span text:style-name="T565">Modifie la propriété CSS spécifiée, par exemple : style.color = "orange"</text:span></text:p>
        </text:list-item>
        <text:list-item>
          <text:p text:style-name="P566"><text:span text:style-name="T567">className </text:span><text:span text:style-name="T568">- Modifie les classes d'un élément</text:span></text:p>
        </text:list-item>
      </text:list>
      <text:p text:style-name="P569"/>
      <text:p text:style-name="P570">les événements</text:p>
      <text:p text:style-name="Normal"><text:span text:style-name="T571">Les<text:s/></text:span><text:span text:style-name="T572">événements</text:span><text:span text:style-name="T573"><text:s/>en JavaScript permettent de réagir aux interactions des utilisateurs ou aux changements qui se produisent dans la page.<text:s/></text:span></text:p>
      <text:p text:style-name="P574">Ces interactions incluent des clics, des saisies, des mouvements de la souris, ou des actions comme le chargement de la page.</text:p>
      <text:p text:style-name="P575">Qu'est-ce qu'un événement ?</text:p>
      <text:p text:style-name="Normal"><text:span text:style-name="T576">Un événement est une<text:s/></text:span><text:span text:style-name="T577">action ou un déclencheur</text:span><text:span text:style-name="T578"><text:s/>qui se produit dans le navigateur, comme :</text:span></text:p>
      <text:list text:style-name="LFO25" text:continue-numbering="true">
        <text:list-item>
          <text:p text:style-name="P579">L'utilisateur clique sur un bouton.</text:p>
        </text:list-item>
        <text:list-item>
          <text:p text:style-name="P580">Une touche est enfoncée.</text:p>
        </text:list-item>
        <text:list-item>
          <text:p text:style-name="P581">La souris passe sur un élément.</text:p>
        </text:list-item>
        <text:list-item>
          <text:p text:style-name="P582">Une image est chargée.</text:p>
        </text:list-item>
      </text:list>
      <text:h text:style-name="Titre3" text:outline-level="3"><text:span text:style-name="T583">Ajouter un gestionnaire d'événement</text:span></text:h>
      <text:p text:style-name="NormalWeb">Un<text:s/><text:span text:style-name="Élevé">gestionnaire d'événement</text:span><text:s/>(ou event handler) est une fonction qui s'exécute lorsqu'un événement est déclenché.</text:p>
      <text:p text:style-name="P584"/>
      <text:p text:style-name="P585">Méthode 1 : Utiliser addEventListener</text:p>
      <text:p text:style-name="P586">La méthode addEventListener est la manière recommandée pour gérer les événements.</text:p>
      <text:p text:style-name="P587"><text:span text:style-name="T588">Syntaxe</text:span><text:s/>: element.addEventListener('event', function);</text:p>
      <text:p text:style-name="P589"><text:span text:style-name="T590">Exemple</text:span><text:s/>:</text:p>
      <text:p text:style-name="P591"><text:tab/>const bouton = document.getElementById('monBouton');</text:p>
      <text:p text:style-name="P592">bouton.addEventListener('click', () =&gt; {</text:p>
      <text:p text:style-name="P593"><text:s text:c="4"/><text:tab/>console.log('Bouton cliqué !');</text:p>
      <text:p text:style-name="P594">});<text:span text:style-name="T595"><text:s/></text:span></text:p>
      <text:p text:style-name="P596">Méthode 2 : Attribuer directement une fonction</text:p>
      <text:p text:style-name="NormalWeb">Vous pouvez également définir un gestionnaire directement sur une propriété comme onclick.</text:p>
      <text:p text:style-name="P597"><text:span text:style-name="T598">Exemple :</text:span></text:p>
      <text:p text:style-name="P599">const bouton = document.getElementById('monBouton');</text:p>
      <text:p text:style-name="P600">bouton.onclick = function () {</text:p>
      <text:p text:style-name="P601"><text:s text:c="4"/>console.log('Bouton cliqué !');</text:p>
      <text:p text:style-name="P602">};<text:span text:style-name="T603"><text:s/></text:span></text:p>
      <text:p text:style-name="P604">Types d'événements courants</text:p>
      <text:p text:style-name="P605">Voici quelques événements fréquents et leurs usages :</text:p>
      <table:table table:style-name="Table606">
        <table:table-columns>
          <table:table-column table:style-name="TableColumn607"/>
          <table:table-column table:style-name="TableColumn608"/>
          <table:table-column table:style-name="TableColumn609"/>
        </table:table-columns>
        <table:table-header-rows>
          <table:table-row table:style-name="TableRow610">
            <table:table-cell table:style-name="TableCell611">
              <text:p text:style-name="P612">Événement</text:p>
            </table:table-cell>
            <table:table-cell table:style-name="TableCell613">
              <text:p text:style-name="P614">Description</text:p>
            </table:table-cell>
            <table:table-cell table:style-name="TableCell615">
              <text:p text:style-name="P616">Exemple</text:p>
            </table:table-cell>
          </table:table-row>
        </table:table-header-rows>
        <table:table-row table:style-name="TableRow617">
          <table:table-cell table:style-name="TableCell618">
            <text:p text:style-name="P619">click</text:p>
          </table:table-cell>
          <table:table-cell table:style-name="TableCell620">
            <text:p text:style-name="NormalWeb">Se produit lors d'un clic sur un élément.</text:p>
          </table:table-cell>
          <table:table-cell table:style-name="TableCell621">
            <text:p text:style-name="NormalWeb">Bouton cliqué.</text:p>
          </table:table-cell>
        </table:table-row>
        <table:table-row table:style-name="TableRow622">
          <table:table-cell table:style-name="TableCell623">
            <text:p text:style-name="P624">mouseover</text:p>
          </table:table-cell>
          <table:table-cell table:style-name="TableCell625">
            <text:p text:style-name="NormalWeb">La souris passe au-dessus d'un élément.</text:p>
          </table:table-cell>
          <table:table-cell table:style-name="TableCell626">
            <text:p text:style-name="NormalWeb">Changer une couleur au survol.</text:p>
          </table:table-cell>
        </table:table-row>
        <table:table-row table:style-name="TableRow627">
          <table:table-cell table:style-name="TableCell628">
            <text:p text:style-name="P629">keydown / keyup</text:p>
          </table:table-cell>
          <table:table-cell table:style-name="TableCell630">
            <text:p text:style-name="NormalWeb">Une touche est enfoncée / relâchée.</text:p>
          </table:table-cell>
          <table:table-cell table:style-name="TableCell631">
            <text:p text:style-name="NormalWeb">Détecter une saisie clavier.</text:p>
          </table:table-cell>
        </table:table-row>
        <table:table-row table:style-name="TableRow632">
          <table:table-cell table:style-name="TableCell633">
            <text:p text:style-name="P634">submit</text:p>
          </table:table-cell>
          <table:table-cell table:style-name="TableCell635">
            <text:p text:style-name="NormalWeb">Un formulaire est soumis.</text:p>
          </table:table-cell>
          <table:table-cell table:style-name="TableCell636">
            <text:p text:style-name="NormalWeb">Vérifier les données avant l'envoi.</text:p>
          </table:table-cell>
        </table:table-row>
        <table:table-row table:style-name="TableRow637">
          <table:table-cell table:style-name="TableCell638">
            <text:p text:style-name="P639">load</text:p>
          </table:table-cell>
          <table:table-cell table:style-name="TableCell640">
            <text:p text:style-name="NormalWeb">La page ou un élément est complètement chargé.</text:p>
          </table:table-cell>
          <table:table-cell table:style-name="TableCell641">
            <text:p text:style-name="NormalWeb">Exécuter du code après chargement.</text:p>
          </table:table-cell>
        </table:table-row>
      </table:table>
      <text:p text:style-name="P642"/>
      <text:p text:style-name="P643">5. L'objet event</text:p>
      <text:p text:style-name="NormalWeb">Lorsque vous gérez un événement, un objet event est automatiquement passé à votre fonction.</text:p>
      <text:p text:style-name="NormalWeb"><text:s/>Cet objet contient des informations utiles sur l'événement, comme :</text:p>
      <text:list text:style-name="LFO26" text:continue-numbering="true">
        <text:list-item>
          <text:p text:style-name="P644">La cible (élément déclencheur) : event.target.</text:p>
        </text:list-item>
        <text:list-item>
          <text:p text:style-name="P645">La position de la souris : event.clientX, event.clientY.</text:p>
        </text:list-item>
        <text:list-item>
          <text:p text:style-name="P646">La touche appuyée : event.key.</text:p>
        </text:list-item>
      </text:list>
      <text:p text:style-name="P647">Exemple :</text:p>
      <text:p text:style-name="P648">document.addEventListener('click', (event) =&gt; {</text:p>
      <text:p text:style-name="P649"><text:s text:c="4"/>console.log('Clic à la position :', event.clientX, event.clientY);</text:p>
      <text:p text:style-name="P650">});</text:p>
      <text:p text:style-name="P651">Empêcher le comportement par défaut d’un événement</text:p>
      <text:p text:style-name="NormalWeb">La méthode<text:s/><text:span text:style-name="T652">preventDefault</text:span><text:s/>en JavaScript est utilisée pour empêcher le comportement par défaut associé à un événement. Cela peut être utile dans de nombreuses situations, comme lorsqu'on souhaite éviter le rechargement de la page lors de la soumission d'un formulaire, ou empêcher un lien de rediriger vers une autre page.</text:p>
      <text:p text:style-name="NormalWeb">Syntaxe :<text:s/><text:span text:style-name="T653">event.preventDefault();</text:span></text:p>
      <text:p text:style-name="NormalWeb"><text:tab/><text:tab/><text:span text:style-name="T654">event</text:span><text:s/>: L'objet événement passé automatiquement à la fonction gestionnaire d'événement.</text:p>
      <text:p text:style-name="P655">Cette méthode doit être appelée à l'intérieur du gestionnaire d'événement.</text:p>
      <text:p text:style-name="P656"/>
      <text:p text:style-name="P657">setTimeout</text:p>
      <text:p text:style-name="NormalWeb">La méthode setTimeout() permet d'exécuter une fonction ou un morceau de code après un délai spécifié en millisecondes.<text:s/></text:p>
      <text:p text:style-name="NormalWeb">Syntaxe :<text:s/><text:tab/><text:span text:style-name="T658">setTimeout(functionRef, delay, param1, param2, ...);</text:span></text:p>
      <text:p text:style-name="NormalWeb"><text:tab/><text:tab/><text:span text:style-name="T659">functionRef</text:span><text:s/>: La fonction à exécuter après le délai.</text:p>
      <text:p text:style-name="P660"><text:span text:style-name="T661">delay</text:span><text:s/>: Le délai en millisecondes avant l'exécution de la fonction.</text:p>
      <text:p text:style-name="P662"><text:span text:style-name="T663">param1, param2, ...</text:span><text:s/>: (Optionnel) Paramètres à passer à la fonction lors de son exécution.</text:p>
      <text:p text:style-name="P664">Exemple de base :</text:p>
      <text:p text:style-name="NormalWeb"><text:tab/>function saluer() {</text:p>
      <text:p text:style-name="NormalWeb"><text:s text:c="3"/><text:tab/><text:tab/><text:s/>console.log("Bonjour !");</text:p>
      <text:p text:style-name="P665">}</text:p>
      <text:p text:style-name="P666">setTimeout(saluer, 2000); // Affiche "Bonjour !" après 2 secondes</text:p>
      <text:p text:style-name="P667"/>
      <text:p text:style-name="P668">Passer des paramètres à la fonction :</text:p>
      <text:p text:style-name="NormalWeb"><text:tab/><text:tab/>function saluer(nom) {</text:p>
      <text:p text:style-name="NormalWeb"><text:s text:c="4"/><text:tab/><text:tab/><text:tab/>console.log(`Bonjour, ${nom} !`);</text:p>
      <text:p text:style-name="P669">}</text:p>
      <text:p text:style-name="P670">setTimeout(saluer, 2000, "Alice"); // Affiche "Bonjour, Alice !" après 2 secondes</text:p>
      <text:p text:style-name="NormalWeb"/>
      <text:p text:style-name="P671">Annuler un setTimeout</text:p>
      <text:p text:style-name="NormalWeb">La méthode setTimeout retourne un identifiant unique que vous pouvez utiliser pour annuler l'exécution planifiée en appelant<text:s/><text:span text:style-name="T672">clearTimeout</text:span></text:p>
      <text:p text:style-name="NormalWeb">const identifiant = setTimeout(function() {</text:p>
      <text:p text:style-name="NormalWeb"><text:s text:c="4"/>console.log("Ce message ne sera pas affiché.");</text:p>
      <text:p text:style-name="NormalWeb">}, 5000);</text:p>
      <text:p text:style-name="NormalWeb">clearTimeout(identifiant); // Annule l'exécution de la fonction</text:p>
      <text:p text:style-name="NormalWeb">Dans cet exemple, la fonction ne sera jamais exécutée car clearTimeout est appelé avant la fin du délai.</text:p>
      <text:p text:style-name="NormalWeb"/>
      <text:p text:style-name="P673">setInterval</text:p>
      <text:p text:style-name="NormalWeb">La méthode<text:s/><text:span text:style-name="T674">setInterval()</text:span><text:s/>permet d'exécuter une fonction ou un morceau de code à intervalles réguliers spécifiés (en millisecondes).<text:s/></text:p>
      <text:p text:style-name="NormalWeb">Contrairement à setTimeout qui s'exécute une seule fois après un délai, setInterval continue à s'exécuter jusqu'à ce qu'il soit annulé.</text:p>
      <text:p text:style-name="NormalWeb"><text:span text:style-name="T675">Syntaxe</text:span> : const intervalID = setInterval(function, delay, param1, param2, ...);</text:p>
      <text:p text:style-name="P676"><text:span text:style-name="T677">function</text:span><text:s/>: La fonction ou le code à exécuter.</text:p>
      <text:p text:style-name="P678"><text:span text:style-name="T679">delay</text:span><text:s/>: Le délai en millisecondes entre chaque exécution.</text:p>
      <text:p text:style-name="P680"><text:span text:style-name="T681">param1, param2, ...</text:span><text:s/><text:span text:style-name="T682">(optionnel)</text:span><text:s/>: Les paramètres à passer à la fonction.</text:p>
      <text:p text:style-name="P683"><text:span text:style-name="T684">intervalID</text:span><text:s/>: Un identifiant unique pour l'intervalle, utilisé pour l'annuler plus tard avec clearInterval.</text:p>
      <text:p text:style-name="NormalWeb"/>
      <text:p text:style-name="NormalWeb"><text:span text:style-name="T685">Exemple de base</text:span><text:s/>: Afficher un message toutes les 2 secondes</text:p>
      <text:p text:style-name="NormalWeb"><text:tab/><text:tab/><text:tab/>setInterval( () =&gt; {console.log("Bonjour !") }, 2000);</text:p>
      <text:p text:style-name="P686">Passer des paramètres à la fonction :</text:p>
      <text:p text:style-name="NormalWeb"><text:span text:style-name="T687"><text:tab/></text:span><text:span text:style-name="T688"><text:tab/></text:span><text:span text:style-name="T689"><text:tab/></text:span>function afficherMessage(message) { <text:s text:c="2"/>console.log(message) }</text:p>
      <text:p text:style-name="P690">setInterval(afficherMessage, 1000, "Message récurrent");<text:s/></text:p>
      <text:p text:style-name="P691">Annuler un setInterval</text:p>
      <text:p text:style-name="NormalWeb">Pour arrêter un intervalle, utilisez<text:s/><text:span text:style-name="T692">clearInterval</text:span><text:s/>avec l'identifiant retourné par setInterval.</text:p>
      <text:p text:style-name="NormalWeb"/>
      <text:p text:style-name="P693">Formulaires :</text:p>
      <text:p text:style-name="NormalWeb">Les<text:s/><text:span text:style-name="T694">formulaires<text:s/></text:span>sont une partie essentielle des pages web pour recueillir des données auprès des utilisateurs.<text:s/></text:p>
      <text:p text:style-name="NormalWeb">Avec le DOM, on peut manipuler, valider et interagir dynamiquement avec les formulaires pour améliorer l'expérience utilisateur.</text:p>
      <text:p text:style-name="NormalWeb"/>
      <text:p text:style-name="P695">Exemple simple de formulaire :</text:p>
      <text:p text:style-name="P696">&lt;form id="formulaire"&gt;</text:p>
      <text:p text:style-name="NormalWeb"><text:span text:style-name="T697"><text:s text:c="4"/></text:span>&lt;label for="nom"&gt;Nom :&lt;/label&gt;</text:p>
      <text:p text:style-name="NormalWeb"><text:s text:c="4"/>&lt;input type="text" id="nom" name="nom" required&gt;</text:p>
      <text:p text:style-name="NormalWeb"><text:s text:c="4"/>&lt;button type="submit"&gt;Envoyer&lt;/button&gt;</text:p>
      <text:p text:style-name="P698">&lt;/form&gt;</text:p>
      <text:p text:style-name="P699"/>
      <text:p text:style-name="P700">Accéder aux éléments d'un formulaire</text:p>
      <text:p text:style-name="NormalWeb">Les éléments d'un formulaire peuvent être sélectionnés comme n'importe quel autre élément DOM.</text:p>
      <text:p text:style-name="P701">const formulaire = document.getElementById('formulaire');</text:p>
      <text:p text:style-name="P702">const champNom = document.getElementById('nom');</text:p>
      <text:p text:style-name="P703">console.log(formulaire); // Affiche l'objet formulaire</text:p>
      <text:p text:style-name="P704">console.log(champNom); <text:s text:c="2"/>// Affiche l'élément input</text:p>
      <text:p text:style-name="P705"/>
      <text:p text:style-name="P706">Soumission d’un formulaire</text:p>
      <text:p text:style-name="P707">Événement submit</text:p>
      <text:p text:style-name="P708">L'événement submit se déclenche lorsque l'utilisateur soumet le formulaire.<text:s/></text:p>
      <text:p text:style-name="P709">Par défaut, cela recharge la page, mais on peut empêcher ce comportement avec event.preventDefault()</text:p>
      <text:p text:style-name="NormalWeb"><text:tab/>Exemple :</text:p>
      <text:p text:style-name="NormalWeb"><text:tab/><text:tab/>formulaire.addEventListener('submit', (event) =&gt; {</text:p>
      <text:p text:style-name="NormalWeb"><text:s text:c="4"/><text:tab/><text:tab/><text:tab/>event.preventDefault(); // Empêche le rechargement de la page</text:p>
      <text:p text:style-name="NormalWeb"><text:s text:c="3"/><text:tab/><text:tab/><text:tab/><text:s/>console.log('Formulaire soumis !');</text:p>
      <text:p text:style-name="P710">});</text:p>
      <text:p text:style-name="P711"/>
      <text:p text:style-name="P712">Lire la valeur d’un champ</text:p>
      <text:p text:style-name="P713">Utilisez la propriété .value pour obtenir la valeur d’un champ de formulaire.</text:p>
      <text:p text:style-name="P714">console.log(champNom.value); // Affiche le contenu du champ "nom"</text:p>
      <text:p text:style-name="P715">Modifier la valeur d’un champ</text:p>
      <text:p text:style-name="NormalWeb"><text:tab/>champNom.value = "Jean Dupont"; // Définit une nouvelle valeur dans le champ</text:p>
      <text:p text:style-name="P716">Validation des formulaires</text:p>
      <text:p text:style-name="P717">Vérifier si un champ est vide</text:p>
      <text:p text:style-name="P718">if (champNom.value.trim() === "") {</text:p>
      <text:p text:style-name="NormalWeb"><text:s text:c="4"/><text:tab/><text:tab/><text:tab/>console.log("Le champ Nom est vide.");</text:p>
      <text:p text:style-name="P719">}</text:p>
      <text:p text:style-name="P720">Vérifier si un champ est valide</text:p>
      <text:p text:style-name="P721">HTML5 propose des attributs comme required et des types spécifiques (email, number) pour simplifier la validation.</text:p>
      <text:p text:style-name="P722">La méthode<text:s/><text:span text:style-name="T723">checkValidity()</text:span><text:s/>est utilisée pour vérifier si un élément de formulaire respecte toutes les contraintes de validation définies<text:s/></text:p>
      <text:p text:style-name="P724">Elle retourne un<text:s/><text:span text:style-name="T725">booléen</text:span><text:s/>:</text:p>
      <text:p text:style-name="P726"><text:span text:style-name="T727">true</text:span><text:s/>: Si toutes les contraintes de validation sont respectées.</text:p>
      <text:p text:style-name="P728"><text:span text:style-name="T729">false</text:span><text:s/>: Si une ou plusieurs contraintes ne sont pas respectées.</text:p>
      <text:p text:style-name="P730"><text:span text:style-name="T731">Exemple :</text:span><text:s/></text:p>
      <text:p text:style-name="P732">if (champNom.checkValidity()) { console.log("Le champ Nom est valide !") }</text:p>
      <text:p text:style-name="P733"/>
      <text:p text:style-name="P734">Collecter et manipuler les données d'un formulaire</text:p>
      <text:p text:style-name="NormalWeb"><text:tab/>L'objet FormData permet de collecter et manipuler les données d'un formulaire de manière dynamique</text:p>
      <text:p text:style-name="P735">Création d'un Objet FormData :</text:p>
      <text:p text:style-name="P736">const formulaire = document.getElementById('formExemple');</text:p>
      <text:p text:style-name="P737">const formData = new FormData(formulaire);</text:p>
      <text:p text:style-name="P738">Exemple :</text:p>
      <text:p text:style-name="P739"><text:tab/>HTML :</text:p>
      <text:p text:style-name="P740">&lt;form id="formExemple"&gt;</text:p>
      <text:p text:style-name="P741"><text:s text:c="2"/><text:tab/><text:tab/>&lt;input type="text" name="nom" value="Alice" /&gt;</text:p>
      <text:p text:style-name="P742"><text:s text:c="2"/><text:tab/><text:tab/>&lt;input type="email" name="email" value="alice@example.com" /&gt;</text:p>
      <text:p text:style-name="P743"><text:s text:c="2"/><text:tab/><text:tab/>&lt;button type="submit"&gt;Envoyer&lt;/button&gt;</text:p>
      <text:p text:style-name="P744">&lt;/form&gt;</text:p>
      <text:p text:style-name="P745"><text:tab/>JavaScript :</text:p>
      <text:p text:style-name="P746">const formulaire = document.getElementById('formExemple');</text:p>
      <text:p text:style-name="P747">const formData = new FormData(formulaire); // Crée un objet FormData basé sur le formulaire</text:p>
      <text:p text:style-name="P748">// Affiche toutes les paires clé-valeur</text:p>
      <text:p text:style-name="P749">for (const [key, value] of formData.entries()) {</text:p>
      <text:p text:style-name="P750"><text:s text:c="4"/><text:tab/><text:tab/><text:tab/>console.log(`${key}: ${value}`);</text:p>
      <text:p text:style-name="P751">}</text:p>
      <text:p text:style-name="P752">// Résultat :</text:p>
      <text:p text:style-name="P753">// nom: Alice</text:p>
      <text:p text:style-name="P754">// email:<text:s/><text:a xlink:href="mailto:alice@example.com" office:target-frame-name="_top" xlink:show="replace"><text:span text:style-name="Lienhypertexte">alice@example.com</text:span></text:a></text:p>
      <text:p text:style-name="NormalWeb"/>
      <text:p text:style-name="P755">manipuler les dates et les heures</text:p>
      <text:p text:style-name="NormalWeb">JavaScript fournit l'objet<text:s/><text:span text:style-name="T756">Date</text:span><text:s/>pour manipuler les dates et les heures.</text:p>
      <text:p text:style-name="P757">Obtenir l'année, le mois, le jour<text:s/></text:p>
      <text:p text:style-name="P758">const date = new Date();</text:p>
      <text:p text:style-name="P759">console.log(date.getFullYear()); // Ex: 2024</text:p>
      <text:p text:style-name="P760">console.log(date.getMonth()); <text:s text:c="3"/>// Ex: 10 (Novembre, car les mois commencent à 0)</text:p>
      <text:p text:style-name="P761">console.log(date.getDate()); <text:s text:c="4"/>// Ex: 20 (jour du mois)</text:p>
      <text:p text:style-name="P762"/>
      <table:table table:style-name="Table763">
        <table:table-columns>
          <table:table-column table:style-name="TableColumn764"/>
          <table:table-column table:style-name="TableColumn765"/>
        </table:table-columns>
        <table:table-row table:style-name="TableRow766">
          <table:table-cell table:style-name="TableCell767">
            <text:p text:style-name="P768">new Date()</text:p>
          </table:table-cell>
          <table:table-cell table:style-name="TableCell769">
            <text:p text:style-name="NormalWeb">Crée une date actuelle ou spécifique.</text:p>
          </table:table-cell>
        </table:table-row>
      </table:table>
      <text:p text:style-name="P770"/>
      <table:table table:style-name="Table771">
        <table:table-columns>
          <table:table-column table:style-name="TableColumn772"/>
          <table:table-column table:style-name="TableColumn773"/>
          <table:table-column table:style-name="TableColumn774"/>
        </table:table-columns>
        <table:table-row table:style-name="TableRow775">
          <table:table-cell table:style-name="TableCell776">
            <text:p text:style-name="P777">getFullYear()</text:p>
          </table:table-cell>
          <table:table-cell table:style-name="TableCell778">
            <text:p text:style-name="NormalWeb">Obtient l'année.</text:p>
          </table:table-cell>
          <table:table-cell table:style-name="TableCell779">
            <text:p text:style-name="NormalWeb"/>
          </table:table-cell>
        </table:table-row>
      </table:table>
      <text:p text:style-name="P780"/>
      <table:table table:style-name="Table781">
        <table:table-columns>
          <table:table-column table:style-name="TableColumn782"/>
          <table:table-column table:style-name="TableColumn783"/>
          <table:table-column table:style-name="TableColumn784"/>
        </table:table-columns>
        <table:table-row table:style-name="TableRow785">
          <table:table-cell table:style-name="TableCell786">
            <text:p text:style-name="P787">getMonth()</text:p>
          </table:table-cell>
          <table:table-cell table:style-name="TableCell788">
            <text:p text:style-name="NormalWeb">Obtient le mois (0-11).</text:p>
          </table:table-cell>
          <table:table-cell table:style-name="TableCell789">
            <text:p text:style-name="NormalWeb">date.getMonth()</text:p>
          </table:table-cell>
        </table:table-row>
      </table:table>
      <text:p text:style-name="P790"/>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getDate()</text:p>
          </table:table-cell>
          <table:table-cell table:style-name="TableCell798">
            <text:p text:style-name="NormalWeb">Obtient le jour du mois (1-31).</text:p>
          </table:table-cell>
          <table:table-cell table:style-name="TableCell799">
            <text:p text:style-name="NormalWeb">date.getDate()</text:p>
          </table:table-cell>
        </table:table-row>
      </table:table>
      <text:p text:style-name="P800"/>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ext:p text:style-name="P807">getDay()</text:p>
          </table:table-cell>
          <table:table-cell table:style-name="TableCell808">
            <text:p text:style-name="NormalWeb">Obtient le jour de la semaine (0-6).</text:p>
          </table:table-cell>
          <table:table-cell table:style-name="TableCell809">
            <text:p text:style-name="NormalWeb">date.getDay()</text:p>
          </table:table-cell>
        </table:table-row>
      </table:table>
      <text:p text:style-name="P810"/>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getHours()</text:p>
          </table:table-cell>
          <table:table-cell table:style-name="TableCell818">
            <text:p text:style-name="NormalWeb">Obtient l'heure (0-23).</text:p>
          </table:table-cell>
          <table:table-cell table:style-name="TableCell819">
            <text:p text:style-name="NormalWeb">date.getHours()</text:p>
          </table:table-cell>
        </table:table-row>
      </table:table>
      <text:p text:style-name="P820"/>
      <table:table table:style-name="Table821">
        <table:table-columns>
          <table:table-column table:style-name="TableColumn822"/>
          <table:table-column table:style-name="TableColumn823"/>
          <table:table-column table:style-name="TableColumn824"/>
        </table:table-columns>
        <table:table-row table:style-name="TableRow825">
          <table:table-cell table:style-name="TableCell826">
            <text:p text:style-name="P827">toLocaleDateString()</text:p>
          </table:table-cell>
          <table:table-cell table:style-name="TableCell828">
            <text:p text:style-name="NormalWeb">Formate la date selon la localisation.</text:p>
          </table:table-cell>
          <table:table-cell table:style-name="TableCell829">
            <text:p text:style-name="NormalWeb">date.toLocaleDateString()</text:p>
          </table:table-cell>
        </table:table-row>
      </table:table>
      <text:p text:style-name="P830"/>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ext:p text:style-name="P837">setFullYear()</text:p>
          </table:table-cell>
          <table:table-cell table:style-name="TableCell838">
            <text:p text:style-name="NormalWeb">Définit une nouvelle année.</text:p>
          </table:table-cell>
          <table:table-cell table:style-name="TableCell839">
            <text:p text:style-name="NormalWeb">date.setFullYear(2025)</text:p>
          </table:table-cell>
        </table:table-row>
      </table:table>
      <text:p text:style-name="P840"/>
      <table:table table:style-name="Table841">
        <table:table-columns>
          <table:table-column table:style-name="TableColumn842"/>
          <table:table-column table:style-name="TableColumn843"/>
          <table:table-column table:style-name="TableColumn844"/>
        </table:table-columns>
        <table:table-row table:style-name="TableRow845">
          <table:table-cell table:style-name="TableCell846">
            <text:p text:style-name="P847">setMonth()</text:p>
          </table:table-cell>
          <table:table-cell table:style-name="TableCell848">
            <text:p text:style-name="NormalWeb">Définit un nouveau mois.</text:p>
          </table:table-cell>
          <table:table-cell table:style-name="TableCell849">
            <text:p text:style-name="NormalWeb">date.setMonth(11)</text:p>
          </table:table-cell>
        </table:table-row>
      </table:table>
      <text:p text:style-name="P850"/>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setDate()</text:p>
          </table:table-cell>
          <table:table-cell table:style-name="TableCell858">
            <text:p text:style-name="NormalWeb">Définit un nouveau jour du mois.</text:p>
          </table:table-cell>
          <table:table-cell table:style-name="TableCell859">
            <text:p text:style-name="NormalWeb">date.setDate(15)</text:p>
          </table:table-cell>
        </table:table-row>
      </table:table>
      <text:p text:style-name="P860"/>
      <table:table table:style-name="Table861">
        <table:table-columns>
          <table:table-column table:style-name="TableColumn862"/>
          <table:table-column table:style-name="TableColumn863"/>
          <table:table-column table:style-name="TableColumn864"/>
        </table:table-columns>
        <table:table-row table:style-name="TableRow865">
          <table:table-cell table:style-name="TableCell866">
            <text:p text:style-name="P867">Date.now()</text:p>
          </table:table-cell>
          <table:table-cell table:style-name="TableCell868">
            <text:p text:style-name="NormalWeb">Renvoie le timestamp actuel en millisecondes.</text:p>
          </table:table-cell>
          <table:table-cell table:style-name="TableCell869">
            <text:p text:style-name="NormalWeb">Date.now()</text:p>
          </table:table-cell>
        </table:table-row>
      </table:table>
      <text:p text:style-name="NormalWeb"/>
      <text:p text:style-name="P870">API</text:p>
      <text:p text:style-name="NormalWeb">Une<text:s/><text:span text:style-name="T871">API</text:span><text:s/>(Application Programming Interface) est un<text:s/><text:span text:style-name="T872">outil</text:span><text:s/>qui permet à deux programmes informatiques de<text:s/><text:span text:style-name="T873">communiquer entre eux</text:span>.<text:s/></text:p>
      <text:p text:style-name="NormalWeb">Elle agit comme un<text:s/><text:span text:style-name="T874">pont</text:span>: un programme peut demander des informations ou des actions à un autre programme via l'API.</text:p>
      <text:p text:style-name="NormalWeb"/>
      <text:p text:style-name="NormalWeb"><text:span text:style-name="T875">Axios</text:span><text:s/>est une bibliothèque populaire utilisée pour effectuer des requêtes HTTP vers des API.<text:s/></text:p>
      <text:p text:style-name="NormalWeb">Elle simplifie la gestion des appels réseau et des données renvoyées, tout en supportant les promesses et la gestion des erreurs</text:p>
      <text:p text:style-name="P876">Installer Axios</text:p>
      <text:p text:style-name="NormalWeb">Pour utiliser Axios, vous devez l'installer dans votre projet :</text:p>
      <text:p text:style-name="NormalWeb"><text:tab/><text:span text:style-name="T877">Avec npm</text:span> :<text:s/>npm install axios</text:p>
      <text:p text:style-name="NormalWeb"><text:tab/><text:span text:style-name="T878">Avec un CDN</text:span><text:span text:style-name="T879"><text:s/></text:span>(Content Delivery Network) :<text:s/>&lt;script src="https://cdn.jsdelivr.net/npm/axios/dist/axios.min.js"&gt;&lt;/script&gt;</text:p>
      <text:p text:style-name="P880"/>
      <text:p text:style-name="P881">Faire une requête GET avec Axios</text:p>
      <text:p text:style-name="P882">axios.get(url) //<text:span text:style-name="T883"><text:s/></text:span>envoie une requête HTTP de type GET à l’URL spécifiée</text:p>
      <text:p text:style-name="P884"><text:s text:c="4"/><text:tab/>.then(response =&gt; {<text:s/><text:tab/><text:s/>})<text:s/>//<text:span text:style-name="T885"><text:s/></text:span>.then() est appelée si la requête réussit.<text:span text:style-name="T886"><text:s/></text:span>accéder aux données renvoyées par le serveur via<text:s/><text:span text:style-name="T887">response.data</text:span></text:p>
      <text:p text:style-name="P888"><text:s text:c="3"/><text:tab/><text:s/>.catch(error =&gt; {</text:p>
      <text:p text:style-name="P889"><text:s text:c="8"/>// Gérer les erreurs</text:p>
      <text:p text:style-name="P890"><text:s text:c="4"/>});</text:p>
      <text:p text:style-name="P891">Exemple : Récupérer des données d'une API</text:p>
      <text:p text:style-name="NormalWeb"><text:span text:style-name="T892"><text:tab/></text:span>axios.get('https://jsonplaceholder.typicode.com/posts')</text:p>
      <text:p text:style-name="NormalWeb"><text:s text:c="4"/><text:tab/>.then(response =&gt; {</text:p>
      <text:p text:style-name="NormalWeb"><text:s text:c="7"/><text:tab/><text:s/><text:tab/>console.log(response.data); // Affiche les données renvoyées par l'API</text:p>
      <text:p text:style-name="NormalWeb"><text:s text:c="4"/><text:tab/><text:tab/>})</text:p>
      <text:p text:style-name="NormalWeb"><text:s text:c="4"/><text:tab/>.catch(error =&gt; {</text:p>
      <text:p text:style-name="NormalWeb"><text:s text:c="7"/><text:tab/><text:tab/><text:s/>console.error(error); // Affiche l'erreur en cas de problème</text:p>
      <text:p text:style-name="NormalWeb"><text:s text:c="4"/><text:tab/><text:tab/>});</text:p>
      <text:p text:style-name="P893">Faire une requête POST avec Axios</text:p>
      <text:p text:style-name="P894">axios.post('https://jsonplaceholder.typicode.com/posts', {</text:p>
      <text:p text:style-name="NormalWeb"><text:s text:c="4"/><text:tab/><text:tab/>title: 'Mon titre',</text:p>
      <text:p text:style-name="NormalWeb"><text:s text:c="4"/><text:tab/><text:tab/>body: 'Mon contenu',</text:p>
      <text:p text:style-name="NormalWeb"><text:s text:c="4"/><text:tab/><text:tab/>userId: 1</text:p>
      <text:p text:style-name="P895">})</text:p>
      <text:p text:style-name="NormalWeb"><text:s text:c="3"/><text:tab/><text:s/>.then(response =&gt; {</text:p>
      <text:p text:style-name="NormalWeb"><text:s text:c="8"/><text:tab/><text:tab/>console.log(response.data); // Affiche les données créées</text:p>
      <text:p text:style-name="NormalWeb"><text:s text:c="4"/><text:tab/><text:tab/>})</text:p>
      <text:p text:style-name="NormalWeb"><text:s text:c="3"/><text:tab/><text:s/>.catch(error =&gt; {</text:p>
      <text:p text:style-name="NormalWeb"><text:s text:c="8"/><text:tab/><text:tab/>console.error(error);</text:p>
      <text:p text:style-name="NormalWeb"><text:s text:c="4"/><text:tab/>});</text:p>
      <text:p text:style-name="NormalWeb"/>
      <text:p text:style-name="P896">async et await</text:p>
      <text:p text:style-name="NormalWeb">Les mots-clés<text:s/><text:span text:style-name="T897">async</text:span><text:s/>et<text:s/><text:span text:style-name="T898">await</text:span><text:s/>sont utilisés pour gérer des opérations asynchrones de manière lisible et structurée</text:p>
      <text:p text:style-name="NormalWeb">Lorsqu'une opération est asynchrone (comme une requête API ou une temporisation avec setTimeout), elle ne s'exécute pas immédiatement.<text:s/></text:p>
      <text:p text:style-name="NormalWeb">Avec les promesses (Promise), nous utilisons .then() pour gérer le résultat, mais cela peut vite rendre le code complexe.<text:s/><text:span text:style-name="T899">async et await simplifient cel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2-02T08:20:00Z</dc:date>
    <meta:template xlink:href="Normal.dotm" xlink:type="simple"/>
    <meta:editing-cycles>93</meta:editing-cycles>
    <meta:editing-duration>PT523020S</meta:editing-duration>
    <meta:document-statistic meta:page-count="1" meta:paragraph-count="94" meta:word-count="7312" meta:character-count="47438" meta:row-count="335" meta:non-whitespace-character-count="40220"/>
  </office:meta>
</office:document-meta>
</file>